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0438in"/>
    </style:style>
    <style:style style:name="Table1.B" style:family="table-column">
      <style:table-column-properties style:column-width="1.2799in"/>
    </style:style>
    <style:style style:name="Table1.D" style:family="table-column">
      <style:table-column-properties style:column-width="1.321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middle" fo:padding-left="0.075in" fo:padding-right="0.075in" fo:padding-top="0in" fo:padding-bottom="0in" fo:border="0.5pt solid #000000" style:writing-mode="lr-tb"/>
    </style:style>
    <style:style style:name="Table1.D2" style:family="table-cell">
      <style:table-cell-properties style:vertical-align="top" fo:padding-left="0.075in" fo:padding-right="0.075in" fo:padding-top="0in" fo:padding-bottom="0in" fo:border="0.5pt solid #000000" style:writing-mode="lr-tb"/>
    </style:style>
    <style:style style:name="P1" style:family="paragraph" style:parent-style-name="Название_20_объекта">
      <style:paragraph-properties fo:text-align="center" style:justify-single-word="false"/>
    </style:style>
    <style:style style:name="P2" style:family="paragraph" style:parent-style-name="Heading_20_1" style:master-page-name="Standard">
      <style:paragraph-properties style:page-number="auto"/>
    </style:style>
    <style:style style:name="P3" style:family="paragraph" style:parent-style-name="Standard">
      <style:text-properties style:font-name="Courier New" style:font-name-complex="Courier New"/>
    </style:style>
    <style:style style:name="P4" style:family="paragraph" style:parent-style-name="Standard">
      <style:text-properties style:font-name="Courier New" fo:language="en" fo:country="US" style:font-name-complex="Courier New"/>
    </style:style>
    <style:style style:name="P5" style:family="paragraph" style:parent-style-name="Standard">
      <style:text-properties style:font-name="Courier New" fo:font-size="8pt" style:font-size-asian="8pt" style:font-name-complex="Courier New"/>
    </style:style>
    <style:style style:name="P6" style:family="paragraph" style:parent-style-name="Standard">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8" style:family="paragraph" style:parent-style-name="Standard">
      <style:text-properties style:font-name="Courier New" fo:font-size="8pt" fo:language="en" fo:country="US" style:font-size-asian="8pt" style:language-asian="en" style:country-asian="US" style:font-name-complex="Courier New"/>
    </style:style>
    <style:style style:name="P9" style:family="paragraph" style:parent-style-name="Standard">
      <style:text-properties style:font-name="Courier New" fo:font-size="8pt" fo:language="en" fo:country="US" style:font-size-asian="8pt" style:language-asian="en" style:country-asian="US" style:font-name-complex="Courier New"/>
    </style:style>
    <style:style style:name="P10" style:family="paragraph" style:parent-style-name="Standard">
      <style:text-properties fo:font-size="8pt" style:font-size-asian="8pt"/>
    </style:style>
    <style:style style:name="P11" style:family="paragraph" style:parent-style-name="Standard">
      <style:paragraph-properties fo:text-align="center" style:justify-single-word="false"/>
      <style:text-properties fo:font-size="8pt" style:font-size-asian="8pt"/>
    </style:style>
    <style:style style:name="P12" style:family="paragraph" style:parent-style-name="Standard">
      <style:text-properties fo:font-size="8pt" style:font-size-asian="8pt" style:font-name-complex="Courier New"/>
    </style:style>
    <style:style style:name="P13" style:family="paragraph" style:parent-style-name="Standard">
      <style:paragraph-properties fo:text-align="center" style:justify-single-word="false"/>
      <style:text-properties fo:font-size="8pt" style:font-size-asian="8pt" style:font-name-complex="Courier New"/>
    </style:style>
    <style:style style:name="P14" style:family="paragraph" style:parent-style-name="Standard">
      <style:paragraph-properties fo:text-align="center" style:justify-single-word="false"/>
      <style:text-properties fo:font-size="8pt" fo:language="en" fo:country="US" fo:font-weight="bold" style:font-size-asian="8pt" style:font-weight-asian="bold" style:font-name-complex="Courier New" style:font-weight-complex="bold"/>
    </style:style>
    <style:style style:name="P15" style:family="paragraph" style:parent-style-name="Standard">
      <style:text-properties fo:font-size="8pt" fo:language="en" fo:country="US" style:font-size-asian="8pt"/>
    </style:style>
    <style:style style:name="P16" style:family="paragraph" style:parent-style-name="Standard">
      <style:text-properties fo:language="en" fo:country="US"/>
    </style:style>
    <style:style style:name="P17" style:family="paragraph" style:parent-style-name="Standard">
      <style:paragraph-properties fo:text-align="justify" style:justify-single-word="false"/>
    </style:style>
    <style:style style:name="P18" style:family="paragraph" style:parent-style-name="Standard">
      <style:text-properties style:font-name-complex="Courier New"/>
    </style:style>
    <style:style style:name="P19" style:family="paragraph" style:parent-style-name="Standard">
      <style:paragraph-properties fo:text-align="justify" style:justify-single-word="false"/>
      <style:text-properties style:font-name-complex="Courier New"/>
    </style:style>
    <style:style style:name="P20" style:family="paragraph" style:parent-style-name="Standard">
      <style:paragraph-properties fo:text-align="end" style:justify-single-word="false"/>
      <style:text-properties style:font-name-complex="Courier New"/>
    </style:style>
    <style:style style:name="P21" style:family="paragraph" style:parent-style-name="Standard">
      <style:paragraph-properties fo:margin-left="0.5in" fo:margin-right="0in" fo:text-align="justify" style:justify-single-word="false" fo:text-indent="0in" style:auto-text-indent="false"/>
    </style:style>
    <style:style style:name="P22" style:family="paragraph" style:parent-style-name="Standard">
      <style:paragraph-properties fo:margin-left="0in" fo:margin-right="0in" fo:text-indent="0.5in" style:auto-text-indent="false"/>
    </style:style>
    <style:style style:name="P23" style:family="paragraph" style:parent-style-name="Standard">
      <style:paragraph-properties fo:margin-left="0in" fo:margin-right="0in" fo:text-align="justify" style:justify-single-word="false" fo:text-indent="0.5in" style:auto-text-indent="false"/>
    </style:style>
    <style:style style:name="P24" style:family="paragraph" style:parent-style-name="Standard">
      <style:paragraph-properties fo:margin-left="0in" fo:margin-right="0in" fo:text-indent="0.5in" style:auto-text-indent="false"/>
      <style:text-properties style:font-name-complex="Courier New"/>
    </style:style>
    <style:style style:name="P25" style:family="paragraph" style:parent-style-name="Standard">
      <style:paragraph-properties fo:margin-left="0in" fo:margin-right="0in" fo:text-align="justify" style:justify-single-word="false" fo:text-indent="0.5in" style:auto-text-indent="false"/>
      <style:text-properties style:font-name-complex="Courier New"/>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style:font-name-complex="Courier New"/>
    </style:style>
    <style:style style:name="T5" style:family="text">
      <style:text-properties fo:language="en" fo:country="US" fo:background-color="#ff0000"/>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background-color="#ff0000"/>
    </style:style>
    <style:style style:name="T9" style:family="text">
      <style:text-properties style:font-name="Courier New" fo:font-weight="bold" style:font-weight-asian="bold" style:font-name-complex="Courier New" style:font-weight-complex="bold"/>
    </style:style>
    <style:style style:name="T10" style:family="text">
      <style:text-properties style:font-name="Courier New" fo:language="en" fo:country="US" fo:font-weight="bold" style:font-weight-asian="bold" style:font-name-complex="Courier New" style:font-weight-complex="bold"/>
    </style:style>
    <style:style style:name="T11" style:family="text">
      <style:text-properties style:font-name="Courier New" fo:language="en" fo:country="US" style:font-name-complex="Courier New"/>
    </style:style>
    <style:style style:name="T12" style:family="text">
      <style:text-properties style:font-name="Courier New" style:font-name-complex="Courier New"/>
    </style:style>
    <style:style style:name="T13" style:family="text">
      <style:text-properties style:font-name="Courier New" fo:font-size="8pt" style:font-size-asian="8pt" style:font-name-complex="Courier New"/>
    </style:style>
    <style:style style:name="T14" style:family="text">
      <style:text-properties style:font-name="Courier New" fo:font-size="8pt" fo:language="en" fo:country="US" style:font-size-asian="8pt" style:font-name-complex="Courier New"/>
    </style:style>
    <style:style style:name="T15" style:family="text">
      <style:text-properties style:font-name="Courier New" fo:font-size="8pt" fo:language="en" fo:country="US" style:font-size-asian="8pt" style:language-asian="en" style:country-asian="US" style:font-name-complex="Courier New"/>
    </style:style>
    <style:style style:name="T16" style:family="text">
      <style:text-properties style:font-name="Courier New" fo:font-size="8pt" fo:language="en" fo:country="US" fo:font-weight="bold" style:font-size-asian="8pt" style:language-asian="en" style:country-asian="US" style:font-weight-asian="bold" style:font-name-complex="Courier New" style:font-weight-complex="bold"/>
    </style:style>
    <style:style style:name="T17" style:family="text">
      <style:text-properties style:font-name="Courier New" fo:font-size="8pt" fo:language="en" fo:country="US" style:font-size-asian="8pt" style:language-asian="en" style:country-asian="US" style:font-name-complex="Courier New"/>
    </style:style>
    <style:style style:name="T18" style:family="text">
      <style:text-properties style:font-name="Courier New" fo:font-size="8pt" fo:language="en" fo:country="US" fo:font-weight="bold" style:font-size-asian="8pt" style:language-asian="en" style:country-asian="US" style:font-weight-asian="bold" style:font-name-complex="Courier New" style:font-weight-complex="bold"/>
    </style:style>
    <style:style style:name="T19" style:family="text">
      <style:text-properties style:font-name-complex="Courier New"/>
    </style:style>
    <style:style style:name="T20" style:family="text">
      <style:text-properties fo:font-size="8pt" style:font-size-asian="8pt" style:font-name-complex="Courier New"/>
    </style:style>
    <style:style style:name="T21" style:family="text">
      <style:text-properties fo:language="en" fo:country="GB"/>
    </style:style>
    <style:style style:name="T22" style:family="text">
      <style:text-properties fo:font-size="9pt" fo:language="en" fo:country="US" fo:font-weight="bold" style:font-size-asian="9pt" style:font-weight-asian="bold" style:font-name-complex="Courier New"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 text:outline-level="1">техника оптимизации под <text:span text:style-name="T1">LINUX III</text:span><text:line-break/>оптимизация циклов</text:h>
      <text:p text:style-name="Standard">крис касперски</text:p>
      <text:p text:style-name="Standard"/>
      <text:p text:style-name="P21"><text:span text:style-name="T6">большое тестовое сравнение </text:span><text:span text:style-name="T2">Linux</text:span><text:span text:style-name="T6">-компиляторов продолжается! тема сегодняшнего исследования — циклы и их оптимизация. в основном мы будем говорить о трех наиболее популярных компиляторах —</text:span><text:span text:style-name="T2">GCC</text:span><text:span text:style-name="T6"> 3.3.4, </text:span><text:span text:style-name="T2">Intel C</text:span><text:span text:style-name="T6">++ 8.0 и </text:span><text:span text:style-name="T2">Microsoft Visual</text:span><text:span text:style-name="T6"> C++ 6.0, к которым теперь присоединился и </text:span><text:span text:style-name="T2">GCC </text:span><text:span text:style-name="T6">4.0.0 со своим новым оптимизатором циклов</text:span></text:p>
      <text:h text:style-name="Heading_20_2" text:outline-level="2">введение</text:h>
      <text:p text:style-name="P23">По статистике, до 90% времени исполнения приходится на глубоко вложенные циклы, от качества оптимизации которых зависит быстродействие всей программы в целом. Современные компиляторы поддерживают множество прогрессивных технологий оптимизации и способны буквально на чудеса!</text:p>
      <text:p text:style-name="P23">Стратегия оптимизации циклов тесно связана с архитектурой процесса, кэш-контроллера и контроллера оперативной памяти. Это слишком объемная, можно даже сказать, монументальная тема, и в рамках настоящей статьи она не обсуждается. Читайте документацию, распространяемую фирмами <text:span text:style-name="T1">Intel</text:span> и <text:span text:style-name="T1">AMD</text:span> (причем не только по процессорам, но и по чипсету) или "Технику оптимизации программ — эффективная работа с оперативной памяти" Криса Касперски, электронная версия которой свободно распространяется через файлообменные сети. Там эти вопросы описаны достаточно подробно.</text:p>
      <text:h text:style-name="Heading_20_3" text:outline-level="3">выравнивание<text:span text:style-name="T1"> </text:span>циклов</text:h>
      <text:p text:style-name="P23"><text:span text:style-name="T7">Выравнивание циклов </text:span>(<text:span text:style-name="T3">loop</text:span><text:span text:style-name="T7"> </text:span><text:span text:style-name="T3">alignment</text:span>) имеет много общего с выравниванием ветвлений, о котором мы уже говорили в <text:span text:style-name="T8">предыдущей статье</text:span>. Кратно опишем ситуацию, для тех кто не в курсе. Компиляторы <text:span text:style-name="T1">msvc</text:span> и <text:span text:style-name="T1">icl</text:span> вообще не выравнивают циклы, располагая их в памяти как бог на душу положит. В худшем случае это приводит к трех-четырех кратному падению производительности и порядка 30% быстродействия теряется в среднем.</text:p>
      <text:p text:style-name="P23">Компилятор <text:span text:style-name="T1">gcc</text:span> позволяет выравнивать циклы на величину, кратную степени двойки. За это отвечает ключ <text:span text:style-name="T9">-</text:span><text:span text:style-name="T10">falign</text:span><text:span text:style-name="T9">-</text:span><text:span text:style-name="T10">loops</text:span><text:span text:style-name="T9">=</text:span><text:span text:style-name="T10">n</text:span> (по умолчанию <text:span text:style-name="T1">n</text:span> равен двум, что как уже отмечалось, далеко не самая лучшая стратегия выравнивая и предпочтительнее использовать <text:span text:style-name="T1">n</text:span>? равный четырем). Ключ <text:span text:style-name="T9">-</text:span><text:span text:style-name="T10">fno</text:span><text:span text:style-name="T9">-</text:span><text:span text:style-name="T10">align</text:span><text:span text:style-name="T9">-</text:span><text:span text:style-name="T10">loops</text:span> (аналогичный ключу <text:span text:style-name="T9">-</text:span><text:span text:style-name="T10">falign</text:span><text:span text:style-name="T9">-</text:span><text:span text:style-name="T10">loops</text:span><text:span text:style-name="T9">=1</text:span>) отключает выравнивание. На уровнях оптимизации –<text:span text:style-name="T1">O</text:span>2 и ‑<text:span text:style-name="T1">O</text:span>3 выравнивание циклов по умолчанию включено и отключать его было бы неразумно.</text:p>
      <text:p text:style-name="Standard"/>
      <text:p text:style-name="Standard">* <text:span text:style-name="T1">msvc</text:span>:<text:tab/>не выравнивает</text:p>
      <text:p text:style-name="Standard">* <text:span text:style-name="T1">icl</text:span>:<text:tab/>не выравнивает</text:p>
      <text:p text:style-name="Standard">* <text:span text:style-name="T1">gcc</text:span>:<text:tab/>выравнивает по границе степени двойки</text:p>
      <text:p text:style-name="Standard"/>
      <text:h text:style-name="Heading_20_3" text:outline-level="3">разворот циклов</text:h>
      <text:p text:style-name="P23">Микропроцессоры с конвейерной архитектурой (а к таковым относятся все современные <text:span text:style-name="T1">x</text:span>86-процессоры), плохо приспособлены для работы с циклами. Для достижения наивысшей производительности процессору необходим достаточно протяженный участок "трассы выполнения", свободный от ветвлений. Компактные циклы вида <text:span text:style-name="T11">for</text:span><text:span text:style-name="T12">(</text:span><text:span text:style-name="T11">a</text:span><text:span text:style-name="T12">=0;</text:span><text:span text:style-name="T11">a</text:span><text:span text:style-name="T12">&lt;</text:span><text:span text:style-name="T11">n</text:span><text:span text:style-name="T12">;</text:span><text:span text:style-name="T11">a</text:span><text:span text:style-name="T12">++) *</text:span><text:span text:style-name="T11">dst</text:span><text:span text:style-name="T12">++= *</text:span><text:span text:style-name="T11">src</text:span><text:span text:style-name="T12">++;</text:span> исполняются очень медленно и для увеличения быстродействия приходится прибегать к их <text:span text:style-name="T7">развороту</text:span> (<text:span text:style-name="T3">unrolling</text:span>).</text:p>
      <text:p text:style-name="P23">Под "разворотом" в общем случае понимается многократное дублирование цикла, которое реализуется приблизительно так:</text:p>
      <text:p text:style-name="Standard"/>
      <text:p text:style-name="P4">for(i=1; i&lt;n;i+)</text:p>
      <text:p text:style-name="Standard"><text:span text:style-name="T12"><text:tab/></text:span><text:span text:style-name="T11">k += (n % i);</text:span></text:p>
      <text:p text:style-name="P1">Листинг<text:span text:style-name="T1"> </text:span><text:sequence text:ref-name="refЛистинг0" text:name="Листинг" text:formula="ooow:Листинг+1" style:num-format="1">1</text:sequence><text:span text:style-name="T1"> </text:span>цикл до разворота</text:p>
      <text:p text:style-name="Standard"><text:soft-page-break/></text:p>
      <text:p text:style-name="P5">// разворот цикла на 4 итерации</text:p>
      <text:p text:style-name="Standard"><text:span text:style-name="T13">// выполняем первые </text:span><text:span text:style-name="T14">n</text:span><text:span text:style-name="T13"> – (</text:span><text:span text:style-name="T14">n</text:span><text:span text:style-name="T13"> %4) итераций</text:span></text:p>
      <text:p text:style-name="P6">for(i=1; i&lt;n;i+=4)</text:p>
      <text:p text:style-name="P6">{</text:p>
      <text:p text:style-name="P6"><text:tab/>k += (n % i) +\</text:p>
      <text:p text:style-name="P6"><text:tab/>(n % i+1) + \</text:p>
      <text:p text:style-name="P6"><text:tab/>(n % i+2) + \</text:p>
      <text:p text:style-name="Standard"><text:span text:style-name="T14"><text:tab/></text:span><text:span text:style-name="T13">(</text:span><text:span text:style-name="T14">n</text:span><text:span text:style-name="T13"> % </text:span><text:span text:style-name="T14">i</text:span><text:span text:style-name="T13">+3);</text:span></text:p>
      <text:p text:style-name="P5">}</text:p>
      <text:p text:style-name="P5"/>
      <text:p text:style-name="Standard"><text:span text:style-name="T14">// </text:span><text:span text:style-name="T13">выполняем оставшиеся итерации</text:span></text:p>
      <text:p text:style-name="Standard"><text:span text:style-name="T14">for(i=4; i&lt;n;i++) k += (n % i);</text:span></text:p>
      <text:p text:style-name="P1">Листинг <text:sequence text:ref-name="refЛистинг1" text:name="Листинг" text:formula="ooow:Листинг+1" style:num-format="1">2</text:sequence> цикл после разворота<text:span text:style-name="T1"> </text:span>(меньшей размер, большая скорость)</text:p>
      <text:p text:style-name="Standard"/>
      <text:p text:style-name="P6">for(i=1; i&lt;n;)</text:p>
      <text:p text:style-name="P6">{</text:p>
      <text:p text:style-name="P6"><text:tab/>k += (n % i++) + \</text:p>
      <text:p text:style-name="P6"><text:tab/>(n % i++) + \</text:p>
      <text:p text:style-name="P6"><text:tab/>(n % i++) + \</text:p>
      <text:p text:style-name="Standard"><text:span text:style-name="T14"><text:tab/></text:span><text:span text:style-name="T13">(</text:span><text:span text:style-name="T14">n</text:span><text:span text:style-name="T13"> % </text:span><text:span text:style-name="T14">i</text:span><text:span text:style-name="T13">++);</text:span></text:p>
      <text:p text:style-name="P5">}</text:p>
      <text:p text:style-name="P3"/>
      <text:p text:style-name="P6">for(i=4; i&lt;n;i++) k += (n % i);</text:p>
      <text:p text:style-name="P1">Листинг <text:sequence text:ref-name="refЛистинг2" text:name="Листинг" text:formula="ooow:Листинг+1" style:num-format="1">3</text:sequence> цикл после разворота (меньший размер, меньшая скорость — машинное представление <text:span text:style-name="T1">i</text:span>++ намного более компактно, чем <text:span text:style-name="T1">i</text:span>+<text:span text:style-name="T1">const</text:span> однако, если выражения …(<text:span text:style-name="T1">n</text:span> % <text:span text:style-name="T1">i</text:span>+<text:span text:style-name="T1">const</text:span>_1) + (<text:span text:style-name="T1">n</text:span> % <text:span text:style-name="T1">i</text:span>+<text:span text:style-name="T1">const</text:span>_2) … могут выполняться одновременно, то …(n % i++) + (n % i++)… вычисляются последовательно, поскольку содержат зависимость по данным)</text:p>
      <text:p text:style-name="P23">Компилятор <text:span text:style-name="T1">msvc</text:span> вообще не разворачивает циклы и эту работу приходится выполнять вручную.</text:p>
      <text:p text:style-name="P23">Компилятор <text:span text:style-name="T1">icl</text:span> разворачивает только циклы <text:span text:style-name="T1">for</text:span> во сценарию больший размер — большая скорость. Причем, циклы с заранее известным количеством итераций — <text:span text:style-name="T11">for</text:span><text:span text:style-name="T12">(</text:span><text:span text:style-name="T11">a</text:span><text:span text:style-name="T12">=0;</text:span><text:span text:style-name="T11">a</text:span><text:span text:style-name="T12">&lt;</text:span><text:span text:style-name="T10">const</text:span><text:span text:style-name="T12">;</text:span><text:span text:style-name="T11">a</text:span><text:span text:style-name="T12">++)</text:span> — где <text:span text:style-name="T1">const </text:span>&lt;=<text:span text:style-name="T1"> </text:span>32 трансформируются в линейный код и цикл как таковой при этом исчезает (см <text:span text:style-name="T8">"шелушение циклов"</text:span>). Как следствие — размер программы существенно возрастает, а вместе с ним возрастает и риск "вылететь" за пределы кэша первого уровня, после чего производительность упадет так, что не поднимешь и домкратом. Если <text:span text:style-name="T1">const </text:span>&gt;32, цикл разворачивается на кол-во итераций, кратное <text:span text:style-name="T1">const</text:span>, но не более 10<text:span text:style-name="T1">h</text:span>, при этом компилятор учитывает количество инструкций в теле цикла — более компактные циклы разворачиваются на больше число итераций. Циклы, количество итераций которых компилятору неизвестно — <text:span text:style-name="T11">for</text:span><text:span text:style-name="T12">(</text:span><text:span text:style-name="T11">a</text:span><text:span text:style-name="T12">=0;</text:span><text:span text:style-name="T11">a</text:span><text:span text:style-name="T12">&lt;</text:span><text:span text:style-name="T10">n</text:span><text:span text:style-name="T12">;</text:span><text:span text:style-name="T11">a</text:span><text:span text:style-name="T12">++)</text:span><text:span text:style-name="T1"> </text:span>– всегда разворачиваются на 5х, а оставшиеся (<text:span text:style-name="T1">n </text:span>% 5) итераций выполняются в отдельном неразвернутом цикле. Циклы с ветвлениями разворачиваются только при трансформации в линейный код (при этом ветвления, естественно исчезают): <text:span text:style-name="T12">for (a =0; a&lt;3;a++) if</text:span><text:span text:style-name="T11"> </text:span><text:span text:style-name="T12">(a%2)</text:span><text:span text:style-name="T11"> x</text:span><text:span text:style-name="T12">[</text:span><text:span text:style-name="T11">a</text:span><text:span text:style-name="T12">]++;</text:span><text:span text:style-name="T11"> else x</text:span><text:span text:style-name="T12">[</text:span><text:span text:style-name="T11">a</text:span><text:span text:style-name="T12">]--</text:span>; преобразуется в: <text:span text:style-name="T11">x</text:span><text:span text:style-name="T12">[0]--;</text:span><text:span text:style-name="T11"> x</text:span><text:span text:style-name="T12">[1]++;</text:span><text:span text:style-name="T11"> x</text:span><text:span text:style-name="T12">[2]--;</text:span></text:p>
      <text:p text:style-name="P23">Компилятор <text:span text:style-name="T1">gcc</text:span> по умолчанию не разворачивает циклы даже на уровне оптимизации ‑<text:span text:style-name="T1">O</text:span>3, и делает это только с ключом <text:span text:style-name="T12">-</text:span><text:span text:style-name="T11">funroll</text:span><text:span text:style-name="T12">-</text:span><text:span text:style-name="T11">all</text:span><text:span text:style-name="T12">-</text:span><text:span text:style-name="T11">loops</text:span>, поддерживающим все виды циклов, а не только цикл <text:span text:style-name="T1">for</text:span>. Циклы с известным количеством итераций, где const &lt;= 32 разворачиваются полностью, при <text:span text:style-name="T1">const </text:span>&gt;<text:span text:style-name="T1"> </text:span>32 — на ~4<text:span text:style-name="T1">x</text:span> (точное значение зависит от количества инструкций в теле цикла). Если внутри цикла присутствует одно или несколько ветвлений, при развороте они неизбежно дублируются, в результате чего производительность оказывается даже ниже, чем была до оптимизации! Циклы с неизвестным количеством итераций не разворачиваются вообще. Для тонкой настройки существуют ключи <text:span text:style-name="T11">max</text:span><text:span text:style-name="T12">-</text:span><text:span text:style-name="T11">unrolled</text:span><text:span text:style-name="T12">-</text:span><text:span text:style-name="T11">insns</text:span> (максимальное кол-во инструкций, при котором цикл еще может быть развернут, и если он будет развернут это значение определяет величину разворота), <text:span text:style-name="T11">max</text:span><text:span text:style-name="T12">-</text:span><text:span text:style-name="T11">average</text:span><text:span text:style-name="T12">-</text:span><text:span text:style-name="T11">unrolled</text:span><text:span text:style-name="T12">-</text:span><text:span text:style-name="T11">insns</text:span> (максимальное оценочное количество инструкций, которое цикл может иметь после разворота) и <text:span text:style-name="T11">max</text:span><text:span text:style-name="T12">-</text:span><text:span text:style-name="T11">unroll</text:span><text:span text:style-name="T12">-</text:span><text:span text:style-name="T11">times</text:span><text:span text:style-name="T12"> </text:span>(максимальная степень разворота). Разворот по всех случаях выполняется по сценарию больший размер — большая скорость.</text:p>
      <text:p text:style-name="P22"/>
      <text:p text:style-name="Standard">* <text:span text:style-name="T1">msvc</text:span>:<text:tab/> не разворачивает никакие циклы;</text:p>
      <text:p text:style-name="Standard">* <text:span text:style-name="T1">icl</text:span>:<text:tab/>циклы с переменным кол-вом итераций разворачивает на 5 итераций,</text:p>
      <text:p text:style-name="Standard"><text:tab/>циклы с <text:span text:style-name="T1">cost </text:span>&lt;=<text:span text:style-name="T1"> </text:span>32 разворачивает полностью:</text:p>
      <text:p text:style-name="Standard"><text:tab/>циклы с <text:span text:style-name="T1">const </text:span>&gt;<text:span text:style-name="T1"> </text:span>32 разращивает на величину кратную <text:span text:style-name="T1">const</text:span>, но не больше 10<text:span text:style-name="T1">h</text:span>,</text:p>
      <text:p text:style-name="Standard"><text:soft-page-break/><text:tab/>учитывает количество инструкций в цикле;</text:p>
      <text:p text:style-name="Standard"><text:tab/>циклы разворачиваются по сценарию: больший размер — большая скорость</text:p>
      <text:p text:style-name="Standard">* <text:span text:style-name="T1">gcc</text:span>:<text:tab/>на уровне <text:span text:style-name="T1">O</text:span>3 по учаолчанию не разворачивает,</text:p>
      <text:p text:style-name="Standard"><text:tab/>циклы с переменным кол-вом итераций никогда не разворачиваются;</text:p>
      <text:p text:style-name="Standard"><text:tab/>циклы с постоянным кол-вом интераций развариваются на ~4<text:span text:style-name="T1">x</text:span> (но тут все зависит от числа инструкций),</text:p>
      <text:p text:style-name="Standard"/>
      <text:h text:style-name="Heading_20_3" text:outline-level="3">шелушение циклов</text:h>
      <text:p text:style-name="P23">Идея <text:span text:style-name="T7">шелушения</text:span> циклов (по-английски "<text:span text:style-name="T3">peeling</text:span>") заключается в "сдирании" с цикла одной или нескольких итераций с последующей трансформацией в линейный код. Фактически, шелушение циклов является частным случаем разворота, однако, область его применения одним лишь разворотом не ограничивается.</text:p>
      <text:p text:style-name="P23">Рассмотрим следующий код:</text:p>
      <text:p text:style-name="P22"/>
      <text:p text:style-name="P6">for(i=0; i&lt;n; i++)</text:p>
      <text:p text:style-name="P6"><text:tab/>a[i] = b[i] + 1;</text:p>
      <text:p text:style-name="P6"/>
      <text:p text:style-name="P6">for(j=0; j&lt;n+1; j++)</text:p>
      <text:p text:style-name="P6"><text:tab/>c[j] = d[j] – 1;</text:p>
      <text:p text:style-name="P1">Листинг <text:sequence text:ref-name="refЛистинг3" text:name="Листинг" text:formula="ooow:Листинг+1" style:num-format="1">4</text:sequence> кандидат на оптимизацию</text:p>
      <text:p text:style-name="P23">Чтобы объединить оба цикла в один (см. <text:span text:style-name="T8">"объединение циклов"</text:span>), необходимо "содрать" с цикла <text:span text:style-name="T1">j</text:span> одну "лишнюю" итерацию<text:span text:style-name="T1">:</text:span></text:p>
      <text:p text:style-name="P16"/>
      <text:p text:style-name="P6">for(i = 0; i &lt; n; i++)</text:p>
      <text:p text:style-name="P6">{</text:p>
      <text:p text:style-name="P6"><text:tab/>a[i] = b[i] + 1;</text:p>
      <text:p text:style-name="P6"><text:tab/>c[i] = d[i] - 1;</text:p>
      <text:p text:style-name="P6">} </text:p>
      <text:p text:style-name="P6"><text:tab/>c[i] = d[i] - 1;</text:p>
      <text:p text:style-name="P1">Листинг <text:sequence text:ref-name="refЛистинг4" text:name="Листинг" text:formula="ooow:Листинг+1" style:num-format="1">5</text:sequence> оптимизированный вариант</text:p>
      <text:p text:style-name="P23">Компилятор <text:span text:style-name="T1">msvc</text:span> шелушить циклы не умеет, <text:span text:style-name="T1">icl</text:span> и <text:span text:style-name="T1">gcc</text:span> — умеют, но особой радости от этого никто не испытывает, поскольку они никогда не комбинируют "шелушение" с другими приемами оптимизации, что его обеспечивает (а вот компиляторы от <text:span text:style-name="T1">SUN</text:span> или <text:span text:style-name="T1">Hewlett</text:span>-<text:span text:style-name="T1">Packard</text:span> — комбинируют!).</text:p>
      <text:p text:style-name="P23">Компилятор <text:span text:style-name="T1">gcc</text:span> содержит специальный ключ <text:span text:style-name="T9">-</text:span><text:span text:style-name="T10">fpeel</text:span><text:span text:style-name="T9">-</text:span><text:span text:style-name="T10">loops</text:span>, полностью разворачивающий циклы с небольшим количеством итераций. Пороговое значение назначается ключами: <text:span text:style-name="T11">max</text:span><text:span text:style-name="T12">-</text:span><text:span text:style-name="T11">peel</text:span><text:span text:style-name="T12">-</text:span><text:span text:style-name="T11">times</text:span> (сколько итераций можно сдирать с одного цикла), <text:span text:style-name="T11">max</text:span><text:span text:style-name="T12">-</text:span><text:span text:style-name="T11">completely</text:span><text:span text:style-name="T12">-</text:span><text:span text:style-name="T11">peel</text:span><text:span text:style-name="T12">-</text:span><text:span text:style-name="T11">times</text:span> (максимальное количество итераций цикла, который еще может быть развернут), <text:span text:style-name="T11">max</text:span><text:span text:style-name="T12">-</text:span><text:span text:style-name="T11">completely</text:span><text:span text:style-name="T12">-</text:span><text:span text:style-name="T11">peeled</text:span><text:span text:style-name="T12">-</text:span><text:span text:style-name="T11">insns</text:span><text:span text:style-name="T12"> </text:span>(максимальное количество инструкций, при которых цикл еще может быть развернут) и <text:span text:style-name="T11">max</text:span><text:span text:style-name="T12">-</text:span><text:span text:style-name="T11">peeled</text:span><text:span text:style-name="T12">-</text:span><text:span text:style-name="T11">insns</text:span><text:span text:style-name="T12"> </text:span>(максимальное количество инструкций развернутого цикла) .</text:p>
      <text:p text:style-name="Standard"/>
      <text:p text:style-name="Standard">* <text:span text:style-name="T1">msvc</text:span>:<text:tab/>не шелушит</text:p>
      <text:p text:style-name="Standard">* <text:span text:style-name="T1">gcc</text:span>:<text:tab/>шелушит</text:p>
      <text:p text:style-name="Standard">* <text:span text:style-name="T1">icl</text:span>:<text:tab/>шелушит</text:p>
      <text:p text:style-name="Standard"/>
      <text:h text:style-name="Heading_20_3" text:outline-level="3">фальцевание циклов</text:h>
      <text:p text:style-name="P23"><text:span text:style-name="T7">Фальцевание</text:span> циклов (<text:span text:style-name="T3">fold</text:span><text:span text:style-name="T7"> </text:span><text:span text:style-name="T3">loops</text:span>) внешне очень похоже на разворот, но преследует совсем другие цели, а именно: увеличение количества потоков данных на одну итерацию. Чем выше плотность (<text:span text:style-name="T1">strength</text:span>) потоков, тем выше параллелизм обработки данных, а, значит, и скорость выполнения цикла.</text:p>
      <text:p text:style-name="P23">Рассмотрим следующий пример:</text:p>
      <text:p text:style-name="Standard"/>
      <text:p text:style-name="P6">for(i=0; i&lt;XXL; i++)</text:p>
      <text:p text:style-name="P6"><text:tab/>sum += a[i];</text:p>
      <text:p text:style-name="P1">Листинг<text:span text:style-name="T1"> </text:span><text:sequence text:ref-name="refЛистинг5" text:name="Листинг" text:formula="ooow:Листинг+1" style:num-format="1">6</text:sequence><text:span text:style-name="T1"> </text:span>не оптимизированный вариант<text:span text:style-name="T1"> </text:span>– один поток данных на итерацию</text:p>
      <text:p text:style-name="P23"><text:soft-page-break/>Чтобы сократить время выполнения цикла, необходимо увеличить количество потоков, переписав наш код так:</text:p>
      <text:p text:style-name="Standard"/>
      <text:p text:style-name="P4">for(i=0; i&lt;XXL, I += 4)</text:p>
      <text:p text:style-name="P4">{</text:p>
      <text:p text:style-name="P4"><text:tab/>sum += a[i];</text:p>
      <text:p text:style-name="P4"><text:tab/>sum += a[i+1];</text:p>
      <text:p text:style-name="P4"><text:tab/>sum += a[i+2];</text:p>
      <text:p text:style-name="P4"><text:tab/>sum += a[i+3];</text:p>
      <text:p text:style-name="P3">}</text:p>
      <text:p text:style-name="P4"/>
      <text:p text:style-name="Standard"><text:span text:style-name="T11">for (i -= 4; i&lt;XXL; i++)</text:span></text:p>
      <text:p text:style-name="P4"><text:tab/>sum += a[i];</text:p>
      <text:p text:style-name="Название_20_объекта">Листинг<text:span text:style-name="T1"> </text:span><text:sequence text:ref-name="refЛистинг6" text:name="Листинг" text:formula="ooow:Листинг+1" style:num-format="1">7</text:sequence><text:span text:style-name="T1"> </text:span>оптимизированный вариант — четыре потока данных на итерацию</text:p>
      <text:p text:style-name="P22">Все три рассматриваемых компилятора поддерживают данную стратегию оптимизацию.</text:p>
      <text:p text:style-name="P16"/>
      <text:p text:style-name="Standard"><text:span text:style-name="T1">* msvc:<text:tab/></text:span>фальцует</text:p>
      <text:p text:style-name="Standard"><text:span text:style-name="T1">* gcc:<text:tab/></text:span>фальцует</text:p>
      <text:p text:style-name="Standard">* <text:span text:style-name="T1">icl</text:span>:<text:tab/>фальцует</text:p>
      <text:p text:style-name="P16"/>
      <text:h text:style-name="Heading_20_3" text:outline-level="3">векторизация</text:h>
      <text:p text:style-name="P23">Начиная с <text:span text:style-name="T1">Pentium MMX</text:span>, в <text:span text:style-name="T1">x</text:span>86-процессорах появилась поддержка векторных команд (они же "мультимедийные"). К сожалению, в <text:span text:style-name="T1">ANSI </text:span>Си векторные операции отсутствуют, а нестандартные языковые расширения создают проблему переносимости, поэтому вся забота по векторизации циклов ложится на компилятор. Он должен проанализировать исходный код и определить какие операции могут выполняться параллельно, а какие нет.</text:p>
      <text:p text:style-name="P23">Допустим, исходный цикл выглядел так:</text:p>
      <text:p text:style-name="Standard"/>
      <text:p text:style-name="P4">for(i=0; i&lt;XXL; i++)</text:p>
      <text:p text:style-name="P4"><text:tab/>a[i] += b[i];</text:p>
      <text:p text:style-name="P1">Листинг<text:span text:style-name="T1"> </text:span><text:sequence text:ref-name="refЛистинг7" text:name="Листинг" text:formula="ooow:Листинг+1" style:num-format="1">8</text:sequence><text:span text:style-name="T1"> </text:span>цикл до векторизации</text:p>
      <text:p text:style-name="P22">Используя общепринятую векторную нотацию, его можно переписать так:</text:p>
      <text:p text:style-name="Standard"/>
      <text:p text:style-name="P4">a[0:N] = a[0:N] + b[0:N];</text:p>
      <text:p text:style-name="P1">Листинг <text:sequence text:ref-name="refЛистинг8" text:name="Листинг" text:formula="ooow:Листинг+1" style:num-format="1">9</text:sequence> тот же цикл, записанный в векторной нотации</text:p>
      <text:p text:style-name="P23">Старшие представители процессоров <text:span text:style-name="T1">Pentium</text:span> могут обрабатывать до 8 порций данных параллельно, и если <text:span text:style-name="T1">N</text:span> превышает это число, приходится поступать так:</text:p>
      <text:p text:style-name="P22"/>
      <text:p text:style-name="Standard"><text:span text:style-name="T13">// обрабатываем первые (</text:span><text:span text:style-name="T14">N</text:span><text:span text:style-name="T13">-</text:span><text:span text:style-name="T14">N</text:span><text:span text:style-name="T13">%</text:span><text:span text:style-name="T14">VF</text:span><text:span text:style-name="T13">) ячеек векторным способом</text:span></text:p>
      <text:p text:style-name="Standard"><text:span text:style-name="T13">// </text:span><text:span text:style-name="T14">VF </text:span><text:span text:style-name="T13">–кол-во порций данных, которые процессор будет обрабатывать за один раз</text:span></text:p>
      <text:p text:style-name="Standard"><text:span text:style-name="T14">for (i=0; i&lt;XXL; i+=VF)</text:span></text:p>
      <text:p text:style-name="P6"><text:tab/>a[i:i+VF] = a[i:i+VF] + b[i:i+VF];</text:p>
      <text:p text:style-name="P6"/>
      <text:p text:style-name="P5">// обрабатываем оставшийся "хвост" обычным способом</text:p>
      <text:p text:style-name="P6">for (XXL -= VF ; i &lt; XXL; i++)</text:p>
      <text:p text:style-name="P6"><text:tab/>a[i] = a[i] + b[i];</text:p>
      <text:p text:style-name="P1">Листинг<text:span text:style-name="T1"> </text:span><text:sequence text:ref-name="refЛистинг9" text:name="Листинг" text:formula="ooow:Листинг+1" style:num-format="1">10</text:sequence><text:span text:style-name="T1"> </text:span>цикл после векторизации</text:p>
      <text:p text:style-name="P22">Однако, это методика срабатывает далеко не всегда. Вот пример цикла, который нельзя векторизовать:</text:p>
      <text:p text:style-name="Standard"/>
      <text:p text:style-name="P4">for (i=1; i&lt;XXL; i++)</text:p>
      <text:p text:style-name="P4"><text:tab/>a[i] = a[i-1] + b[i];</text:p>
      <text:p text:style-name="P1">Листинг <text:sequence text:ref-name="refЛистинг10" text:name="Листинг" text:formula="ooow:Листинг+1" style:num-format="1">11</text:sequence> цикл который нельзя векторизовать</text:p>
      <text:p text:style-name="P23">Поскольку, последующая ячейка (<text:span text:style-name="T1">a</text:span>[<text:span text:style-name="T1">i</text:span>]) вычисляется на основе предыдущей (<text:span text:style-name="T1">a</text:span>[<text:span text:style-name="T1">i</text:span>-1]) данные не могут обрабатываться параллельно.</text:p>
      <text:p text:style-name="P23"><text:soft-page-break/>Компилятор <text:span text:style-name="T1">msvc</text:span> не поддерживает векторизацию, а <text:span text:style-name="T1">icl</text:span> поддерживает, но задействует ее только в том случае, если указан ключ –<text:span text:style-name="T1">ax</text:span>. Компилятор <text:span text:style-name="T1">gcc</text:span> поддерживает векторизацию только начиная с версии 3.4.3, да и то если присутствует флаг -<text:span text:style-name="T1">ftree</text:span>-<text:span text:style-name="T1">vectorize</text:span>.</text:p>
      <text:p text:style-name="P22"/>
      <text:p text:style-name="Standard">* <text:span text:style-name="T1">msvc</text:span>:<text:tab/>не векторизует</text:p>
      <text:p text:style-name="Standard">* <text:span text:style-name="T1">icl</text:span>:<text:tab/>векторизует</text:p>
      <text:p text:style-name="Standard">*<text:span text:style-name="T1">gcc</text:span>:<text:tab/>векторизует начиная с версии 3.4.3</text:p>
      <text:p text:style-name="Standard"/>
      <text:h text:style-name="Heading_20_3" text:outline-level="3">авто-параллелизм</text:h>
      <text:p text:style-name="P23">Многопроцессорные машины на рабочем столе это не утопия, а объективная данность и с каждым годом их количество будет только расти. В операционных системах семейства <text:span text:style-name="T1">LINUX</text:span> многозначность заканчивается на уровне потоков (в старых ядрах — процессах). Всякий поток в каждый момент времени может выполняться только на одном процессоре. Программы, состоящие целиком из одного потока, на многопроцессорной машине исполняются с той же скоростью, что и на однопроцессорной.</text:p>
      <text:p text:style-name="P23">Некоторые компиляторы автоматически разбивают большие (с их точки зрения) циклы на несколько циклов меньшего размера, помещая каждый из них в свой поток. Такая техника оптимизации называется авто-параллелизмом (<text:span text:style-name="T1">auto</text:span>-<text:span text:style-name="T1">parallelization</text:span>). Продемонстрируем ее на следующем примере:</text:p>
      <text:p text:style-name="Standard"/>
      <text:p text:style-name="P4">for (i=0; i&lt;XXL; i++)</text:p>
      <text:p text:style-name="P4"><text:tab/>a[i] = a[i] + b[i] * c[i];</text:p>
      <text:p text:style-name="P1">Листинг<text:span text:style-name="T1"> </text:span><text:sequence text:ref-name="refЛистинг11" text:name="Листинг" text:formula="ooow:Листинг+1" style:num-format="1">12</text:sequence> нерптимизированный вариант</text:p>
      <text:p text:style-name="P23">Поскольку зависимость по данным отсутствует, цикл можно разбить на два. Первый будет обрабатывать ячейки от 0 до <text:span text:style-name="T1">XXL</text:span>/2, а второй — от <text:span text:style-name="T1">XXL</text:span>/2 до <text:span text:style-name="T1">XXL</text:span>. Тогда на двухпроцессорной машине скорость выполнения цикла практически удвоится.</text:p>
      <text:p text:style-name="Standard"/>
      <text:p text:style-name="Standard"><text:span text:style-name="T14">/* </text:span><text:span text:style-name="T13">поток</text:span><text:span text:style-name="T14"> A */</text:span></text:p>
      <text:p text:style-name="P6">for (i=0; i&lt;XXL/2; i++)</text:p>
      <text:p text:style-name="Standard"><text:span text:style-name="T14"><text:tab/>a[i] = a[i] + b[i] * c[i];</text:span></text:p>
      <text:p text:style-name="P6"/>
      <text:p text:style-name="Standard"><text:span text:style-name="T14">/* </text:span><text:span text:style-name="T13">поток</text:span><text:span text:style-name="T14"> B */</text:span></text:p>
      <text:p text:style-name="P6">for (i=XXL/2; i&lt;XXL; i++)</text:p>
      <text:p text:style-name="P6"><text:tab/>a[i] = a[i] + b[i] * c[i];</text:p>
      <text:p text:style-name="P1">Листинг <text:sequence text:ref-name="refЛистинг12" text:name="Листинг" text:formula="ooow:Листинг+1" style:num-format="1">13</text:sequence> оптимизированный вариант</text:p>
      <text:p text:style-name="P23">Компилятор <text:span text:style-name="T1">icl </text:span>– единственный из всех трех, способный на "параллелизацию" циклов. Чтобы ее задействовать используйте ключ <text:span text:style-name="T9">–</text:span><text:span text:style-name="T10">parallel</text:span>, только помните, что при выполнении кода на однопроцессорных машинах, оптимизация дает обратный эффект (накладные расходы на организацию потоков дают о себе знать).</text:p>
      <text:p text:style-name="Standard"/>
      <text:p text:style-name="Standard">* <text:span text:style-name="T1">msvc</text:span>:<text:tab/>авто-параллелизм не поддерживается</text:p>
      <text:p text:style-name="Standard">* <text:span text:style-name="T1">icl</text:span>:<text:tab/>авто-параллелизм поддерживается</text:p>
      <text:p text:style-name="Standard">* <text:span text:style-name="T1">gcc</text:span>:<text:tab/>авто-параллелизм не поддерживается</text:p>
      <text:p text:style-name="P16"/>
      <text:h text:style-name="Heading_20_3" text:outline-level="3">программная конвейеризация</text:h>
      <text:p text:style-name="P23">Разворот цикла традиционными методами (см. "<text:span text:style-name="T8">разворот циклов</text:span>") порождает зависимость по данным. Вернемся к <text:span text:style-name="T8">листингу 3</text:span>. Смотрите, хотя загрузка обрабатываемых ячеек происходит параллельно (ну… практически параллельно, они будут ползти по конвейеру находясь на различных стадиях готовности), следующая операция сложения не может быть начата до тех пор, пока не будет завершена предыдущая.</text:p>
      <text:p text:style-name="P23">Для усиления параллелизма, необходимо суммировать все ячейки в своих переменных, как показано ниже:</text:p>
      <text:p text:style-name="Standard"/>
      <text:p text:style-name="Standard"><text:span text:style-name="T13">// обрабатываем первые </text:span><text:span text:style-name="T14">XXL</text:span><text:span text:style-name="T13"> – (</text:span><text:span text:style-name="T14">XXL</text:span><text:span text:style-name="T13"> % 4) итераций</text:span></text:p>
      <text:p text:style-name="P6">for(i=0; i&lt;XXL;i+=4)</text:p>
      <text:p text:style-name="P6">{</text:p>
      <text:p text:style-name="P6"/>
      <text:p text:style-name="P6"><text:soft-page-break/><text:tab/>sum_1 += a[i+0];</text:p>
      <text:p text:style-name="P6"><text:tab/>sum_2 += a[i+2];</text:p>
      <text:p text:style-name="P6"><text:tab/>sum_3 += a[i+3];</text:p>
      <text:p text:style-name="P6"><text:tab/>sum_4 += a[i+4];</text:p>
      <text:p text:style-name="P6">}</text:p>
      <text:p text:style-name="P6"/>
      <text:p text:style-name="P5">// обрабатываем оставшийся "хвост"</text:p>
      <text:p text:style-name="Standard"><text:span text:style-name="T14">for(i-=XXL; i&lt;XXL;i++)</text:span></text:p>
      <text:p text:style-name="P6"><text:tab/>sum += a[i];</text:p>
      <text:p text:style-name="P6"/>
      <text:p text:style-name="P5">// складываем все воедино</text:p>
      <text:p text:style-name="P6">sum += sum_1 + sum_2 + sum_3 + sum_4;</text:p>
      <text:p text:style-name="P1">Листинг<text:span text:style-name="T1"> </text:span><text:sequence text:ref-name="refЛистинг13" text:name="Листинг" text:formula="ooow:Листинг+1" style:num-format="1">14</text:sequence><text:span text:style-name="T1"> </text:span>оптимизированный вариант</text:p>
      <text:p text:style-name="P23">Такая техника оптимизации называется <text:span text:style-name="T7">программной конвейеризацией </text:span>(<text:span text:style-name="T3">software</text:span><text:span text:style-name="T7"> </text:span><text:span text:style-name="T3">pipelining</text:span>) и из трех рассматриваемых компиляторов ею не обладает ни один. Только <text:span text:style-name="T1">gcc</text:span> робко пытается ослабить зависимость по <text:span text:style-name="T1">sum</text:span>, используя два регистра при развороте на четыре итерации. Остальные же компиляторы грузят все ячейки в один и тот же регистр, очевидно, руководствуясь принципом экономии. Регистров общего назначения всего семь и их постоянно не хватает. К сожалению, компилятор не отличает ситуацию действительно дефицита регистров от их избытка, вынуждая нас прибегать к ручной оптимизации.</text:p>
      <text:p text:style-name="Standard"/>
      <text:p text:style-name="Standard">* <text:span text:style-name="T1">msvc</text:span>:<text:tab/>программная конвейеризация не поддерживается</text:p>
      <text:p text:style-name="Standard">* <text:span text:style-name="T1">icl</text:span>:<text:tab/>программная конвейеризация не поддерживается</text:p>
      <text:p text:style-name="Standard">* <text:span text:style-name="T1">gcc</text:span>:<text:tab/>программная конвейеризация частично поддерживается</text:p>
      <text:p text:style-name="Standard"/>
      <text:h text:style-name="Heading_20_3" text:outline-level="3">предвычисление индуктивных циклов</text:h>
      <text:p text:style-name="P23">Цикл называется индуктивным, если его тело целиком состоит из выражения, последующее значение которого вычисляется на основе предыдущего. Легко доказать, что значение индуктивного цикла зависит только от количества итераций и начального значения аргументов выражения, благодаря чему оно может быть вычислено еще на стадии компиляции.</text:p>
      <text:p text:style-name="P22">Рассмотрим следующий пример:</text:p>
      <text:p text:style-name="P22"/>
      <text:p text:style-name="P4">for (i=0; i&lt;XXL; i++)</text:p>
      <text:p text:style-name="P4"><text:tab/>sum++;</text:p>
      <text:p text:style-name="P1">Листинг <text:sequence text:ref-name="refЛистинг14" text:name="Листинг" text:formula="ooow:Листинг+1" style:num-format="1">15</text:sequence> индуктивный цикл до оптимизации</text:p>
      <text:p text:style-name="P22">Очевидно, что конечное значение <text:span text:style-name="T1">sum</text:span> равно:</text:p>
      <text:p text:style-name="P22"/>
      <text:p text:style-name="Standard"><text:span text:style-name="T11">sum</text:span><text:span text:style-name="T12"> += </text:span><text:span text:style-name="T11">XXL</text:span><text:span text:style-name="T12">;</text:span></text:p>
      <text:p text:style-name="P1">Листинг <text:sequence text:ref-name="refЛистинг15" text:name="Листинг" text:formula="ooow:Листинг+1" style:num-format="1">16</text:sequence> индуктивный цикл после оптимизации</text:p>
      <text:p text:style-name="P23">Компилятор <text:span text:style-name="T1">msvc</text:span> всегда пытаются предычислить значение индуктивного цикла, однако, далеко не всегда это ему удается, особенно если индуктивное выражение представляет собой сложную математическую формулу. Два остальных компилятора оставляют индуктивные циклы такими какие они есть, даже не пытаясь их оптимизировать!</text:p>
      <text:p text:style-name="P23"/>
      <text:p text:style-name="P17">* <text:span text:style-name="T1">msvc</text:span>:<text:tab/>предвычисляет некоторые индуктивные циклы</text:p>
      <text:p text:style-name="P17">* <text:span text:style-name="T1">icl</text:span>:<text:tab/>не предвычисляет индуктивные циклы</text:p>
      <text:p text:style-name="P17">* <text:span text:style-name="T1">gcc</text:span>:<text:tab/>не предвычисляет индуктивные циклы</text:p>
      <text:p text:style-name="Standard"/>
      <text:p text:style-name="Standard"/>
      <text:h text:style-name="Heading_20_3" text:outline-level="3">разбивка длинных цепочек зависимостей</text:h>
      <text:p text:style-name="P23">Если индуктивный цикл предычислить не удалось, необходимо по крайней мере ослабить зависимость между итерациями, чтобы они могли исполнятся параллельно. Рассмотрим следующий код:</text:p>
      <text:p text:style-name="P22"/>
      <text:p text:style-name="P6">for(i=0;i&lt;XXL;i++)</text:p>
      <text:p text:style-name="P6">{</text:p>
      <text:p text:style-name="P6"><text:tab/>x += 2;</text:p>
      <text:p text:style-name="P6"><text:soft-page-break/><text:tab/>a[i] = x;</text:p>
      <text:p text:style-name="P5">}</text:p>
      <text:p text:style-name="P1">Листинг<text:span text:style-name="T1"> </text:span><text:sequence text:ref-name="refЛистинг16" text:name="Листинг" text:formula="ooow:Листинг+1" style:num-format="1">17</text:sequence><text:span text:style-name="T1"> </text:span>индуктивный цикл до оптимизации</text:p>
      <text:p text:style-name="P23">Выражение (<text:span text:style-name="T1">a</text:span>[<text:span text:style-name="T1">i</text:span>]=<text:span text:style-name="T1">x</text:span>) не может быть выполнено до тех пор, пока не будет вычислено (<text:span text:style-name="T1">x</text:span>+=2), а оно в свою очередь должно дожидаться завершения предыдущей итерации. Индукция, однако! От нее можно избавится, вычисляя значение <text:span text:style-name="T1">n</text:span>'ой итерации на "лету":</text:p>
      <text:p text:style-name="Standard"/>
      <text:p text:style-name="P6">for(i=0;i&lt;XXL;i++)</text:p>
      <text:p text:style-name="P6">{</text:p>
      <text:p text:style-name="P6"><text:tab/>a[i] = i*2 + x;</text:p>
      <text:p text:style-name="P5">}</text:p>
      <text:p text:style-name="P1">Листинг<text:span text:style-name="T1"> </text:span><text:sequence text:ref-name="refЛистинг17" text:name="Листинг" text:formula="ooow:Листинг+1" style:num-format="1">18</text:sequence><text:span text:style-name="T1"> </text:span>индуктивный цикл после оптимизации</text:p>
      <text:p text:style-name="P23">Расплатой за отказ от индукции становится появление "лишней" инструкции умножения, однако, накладные расходы на ее выполнение с лихвой окупаются конвейеризацией (а при желании и векторизацией!) цикла. Такая техника оптимизации называется "<text:span text:style-name="T7">разбивка длинных цепочек зависимостей</text:span>" (<text:span text:style-name="T3">breaks</text:span><text:span text:style-name="T7"> </text:span><text:span text:style-name="T3">long</text:span><text:span text:style-name="T7"> </text:span><text:span text:style-name="T3">dependency</text:span><text:span text:style-name="T7"> </text:span><text:span text:style-name="T3">chains</text:span>) и реализована только в последних версиях <text:span text:style-name="T1">gcc</text:span> (за это отвечает ключ <text:span text:style-name="T9">-</text:span><text:span text:style-name="T10">fsplit</text:span><text:span text:style-name="T9">-</text:span><text:span text:style-name="T10">ivs</text:span><text:span text:style-name="T9">-</text:span><text:span text:style-name="T10">in</text:span><text:span text:style-name="T9">-</text:span><text:span text:style-name="T10">unroller</text:span>), а все остальные рассматриваемые компиляторы на это, увы, не способны.</text:p>
      <text:p text:style-name="P22"/>
      <text:p text:style-name="Standard">* <text:span text:style-name="T1">msvc</text:span>:<text:tab/>не разбивает длинные цепочки зависимостей</text:p>
      <text:p text:style-name="Standard">* <text:span text:style-name="T1">icl</text:span>:<text:tab/>не разбивает длинные цепочки зависимостей</text:p>
      <text:p text:style-name="Standard">* <text:span text:style-name="T1">gcc</text:span>:<text:tab/>разбивает длинные цепочки зависимостей</text:p>
      <text:p text:style-name="Standard"/>
      <text:h text:style-name="Heading_20_3" text:outline-level="3">устранение хвостовой рекурсии</text:h>
      <text:p text:style-name="P23"><text:span text:style-name="T7">Хвостовой рекурсией </text:span>(<text:span text:style-name="T3">tail</text:span><text:span text:style-name="T7"> </text:span><text:span text:style-name="T3">recursion</text:span>) называется такой тип рекурсии, при котором вызов рекурсивной функции следует непосредственно за оператором <text:span text:style-name="T1">return</text:span>. Классическим примером хвостовой тому является алгоритм вычисления факториала:</text:p>
      <text:p text:style-name="Standard"/>
      <text:p text:style-name="P4">int fact(int n, int result)</text:p>
      <text:p text:style-name="P4">{</text:p>
      <text:p text:style-name="P4"><text:tab/>if(n == 0)</text:p>
      <text:p text:style-name="P4"><text:tab/>{</text:p>
      <text:p text:style-name="Standard"><text:span text:style-name="T11"><text:tab/><text:tab/>return result;</text:span></text:p>
      <text:p text:style-name="P4"><text:tab/>}</text:p>
      <text:p text:style-name="P4"><text:tab/>else</text:p>
      <text:p text:style-name="P4"><text:tab/>{</text:p>
      <text:p text:style-name="P4"><text:tab/><text:tab/>return fact(n - 1, result * n);</text:p>
      <text:p text:style-name="Standard"><text:span text:style-name="T11"><text:tab/></text:span><text:span text:style-name="T12">}</text:span></text:p>
      <text:p text:style-name="P3">}</text:p>
      <text:p text:style-name="P1">Листинг<text:span text:style-name="T1"> </text:span><text:sequence text:ref-name="refЛистинг18" text:name="Листинг" text:formula="ooow:Листинг+1" style:num-format="1">19</text:sequence><text:span text:style-name="T1"> </text:span>хвостовая рекурсия до оптимизации</text:p>
      <text:p text:style-name="P23">Вызов функции — достаточно "дорогостоящая" операция и от него лучше избавится. Это легко! Хвостовая рекурсия легко трансформируется в цикл. Смотрите<text:span text:style-name="T1">:</text:span></text:p>
      <text:p text:style-name="P16"/>
      <text:p text:style-name="P4">for(i=0; i&lt;n; i++)</text:p>
      <text:p text:style-name="Standard"><text:span text:style-name="T11"><text:tab/>result</text:span><text:span text:style-name="T12"> *= </text:span><text:span text:style-name="T11">n</text:span><text:span text:style-name="T12">;</text:span></text:p>
      <text:p text:style-name="P1">Листинг <text:sequence text:ref-name="refЛистинг19" text:name="Листинг" text:formula="ooow:Листинг+1" style:num-format="1">20</text:sequence><text:span text:style-name="T1"> </text:span>хвостовая рекурсия после оптимизации</text:p>
      <text:p text:style-name="P23">Компиляторы <text:span text:style-name="T1">msvc</text:span> и <text:span text:style-name="T1">gcc</text:span> всегда разворачивают хвостовую рекурсию в цикл, а вот <text:span text:style-name="T1">icl</text:span> этого делать не умеет.</text:p>
      <text:p text:style-name="Standard"/>
      <text:p text:style-name="Standard"><text:span text:style-name="T1">msvc</text:span>:<text:tab/>устраняет хвостовую рекурсию</text:p>
      <text:p text:style-name="Standard"><text:span text:style-name="T1">icl</text:span>:<text:tab/>не устраняет хвостовую рекурсию</text:p>
      <text:p text:style-name="Standard"><text:span text:style-name="T1">gcc</text:span>:<text:tab/>устраняет хвостовую рекурсию</text:p>
      <text:p text:style-name="Standard"/>
      <text:h text:style-name="Heading_20_3" text:outline-level="3"><text:soft-page-break/>объединение циклов</text:h>
      <text:p text:style-name="P23">Несколько циклов с одинаковым заголовком могут быть объедены в один, сокращая накладны расходы на его организацию. Эта методика имеет множество названий — <text:span text:style-name="T3">loops</text:span><text:span text:style-name="T7"> </text:span><text:span text:style-name="T3">fusion</text:span>, <text:span text:style-name="T3">merge</text:span><text:span text:style-name="T7"> </text:span><text:span text:style-name="T3">loops</text:span>, <text:span text:style-name="T3">jam</text:span><text:span text:style-name="T7"> </text:span><text:span text:style-name="T3">loops</text:span>, создающих большую путаницу и вводящих программистов в заблуждение. В действительности же это не три различных стратегии оптимизации, а всего одна, но какая! Продемонстрирует ее на следующем примере:</text:p>
      <text:p text:style-name="Standard"/>
      <text:p text:style-name="Standard"><text:span text:style-name="T14">for(i=0; i&lt;XXL; i++)</text:span></text:p>
      <text:p text:style-name="P6"><text:tab/>a[i] = b[i] + 1;</text:p>
      <text:p text:style-name="P6"/>
      <text:p text:style-name="P6">for(j=0; j&lt;XXL; j++)</text:p>
      <text:p text:style-name="Standard"><text:span text:style-name="T14"><text:tab/>d</text:span><text:span text:style-name="T13">[</text:span><text:span text:style-name="T14">j</text:span><text:span text:style-name="T13">] = у[</text:span><text:span text:style-name="T14">j</text:span><text:span text:style-name="T13">] -1;</text:span></text:p>
      <text:p text:style-name="P1">Листинг <text:sequence text:ref-name="refЛистинг20" text:name="Листинг" text:formula="ooow:Листинг+1" style:num-format="1">21</text:sequence> циклы до объединения (не оптимизированный вариант)</text:p>
      <text:p text:style-name="P23">Поскольку, заголовки обоих циклов абсолютно идентичны, нам достаточно лишь "коллективизировать" их содержимое:</text:p>
      <text:p text:style-name="Standard"/>
      <text:p text:style-name="P6">for(i = 0; i &lt; XXL; i++)</text:p>
      <text:p text:style-name="P6">{</text:p>
      <text:p text:style-name="P6"><text:tab/>a[i] = b[i] + 1;</text:p>
      <text:p text:style-name="Standard"><text:span text:style-name="T14"><text:tab/>d</text:span><text:span text:style-name="T13">[</text:span><text:span text:style-name="T14">j</text:span><text:span text:style-name="T13">] = у[</text:span><text:span text:style-name="T14">j</text:span><text:span text:style-name="T13">] -1;</text:span></text:p>
      <text:p text:style-name="P5">}</text:p>
      <text:p text:style-name="P1">Листинг <text:sequence text:ref-name="refЛистинг21" text:name="Листинг" text:formula="ooow:Листинг+1" style:num-format="1">22</text:sequence> циклы после объединения (оптимизированный вариант)</text:p>
      <text:p text:style-name="P22">А вот более сложный пример:</text:p>
      <text:p text:style-name="Standard"/>
      <text:p text:style-name="P6">for(i=0; i&lt;XXL; i++)</text:p>
      <text:p text:style-name="P6"><text:tab/>a[i] = b[i] + 1;</text:p>
      <text:p text:style-name="P6"/>
      <text:p text:style-name="Standard"><text:span text:style-name="T14">for(j=0; j&lt;XXL-1; j++)</text:span></text:p>
      <text:p text:style-name="Standard"><text:span text:style-name="T14"><text:tab/>d</text:span><text:span text:style-name="T13">[</text:span><text:span text:style-name="T14">j</text:span><text:span text:style-name="T13">] = у[</text:span><text:span text:style-name="T14">j</text:span><text:span text:style-name="T13">] -1;</text:span></text:p>
      <text:p text:style-name="P1">Листинг <text:sequence text:ref-name="refЛистинг22" text:name="Листинг" text:formula="ooow:Листинг+1" style:num-format="1">23</text:sequence><text:span text:style-name="T1"> </text:span>кандидат в оптимизацию путем объединения</text:p>
      <text:p text:style-name="P23">Непосредственно объединить циклы невозможно, поскольку цикл <text:span text:style-name="T1">j</text:span> на одну итерацию короче. Чтобы уравнять оба заголовка в правах, предварительно необходимо "содрать" (см. "<text:span text:style-name="T5">loop</text:span><text:span text:style-name="T8"> </text:span><text:span text:style-name="T5">peeling</text:span>") с цикла <text:span text:style-name="T1">i</text:span> одну итерацию:</text:p>
      <text:p text:style-name="P16"/>
      <text:p text:style-name="P6">for(i = 0; i &lt; XXL; i++)</text:p>
      <text:p text:style-name="P6">{</text:p>
      <text:p text:style-name="P6"><text:tab/>a[i] = b[i] + 1;</text:p>
      <text:p text:style-name="Standard"><text:span text:style-name="T14"><text:tab/>d[i] = </text:span><text:span text:style-name="T13">у</text:span><text:span text:style-name="T14">[i] -1;</text:span></text:p>
      <text:p text:style-name="P6"/>
      <text:p text:style-name="P6">} <text:tab/>a[i] = b[i] + 1;</text:p>
      <text:p text:style-name="P1">Листинг <text:sequence text:ref-name="refЛистинг23" text:name="Листинг" text:formula="ooow:Листинг+1" style:num-format="1">24</text:sequence><text:span text:style-name="T1"> </text:span>оптимизированный вариант</text:p>
      <text:p text:style-name="P23">Документация на компилятор <text:span text:style-name="T1">icl</text:span> утверждает, объединение циклов как будто бы поддерживается (см. главу "<text:span text:style-name="T1">loop transformation</text:span>" фирменного руководство), однако, дизассемблирование показывает что это не так. Остальные компиляторы объединение циклов так же не выполняют и на это способен только компилятор от <text:span text:style-name="T1">Hewlett</text:span>-<text:span text:style-name="T1">Packard</text:span> и другие "серьезные" компиляторы для больших машин.</text:p>
      <text:p text:style-name="Standard"/>
      <text:p text:style-name="Standard">* <text:span text:style-name="T1">msvc</text:span>:<text:tab/>не объединяет циклы</text:p>
      <text:p text:style-name="Standard">* <text:span text:style-name="T1">icl</text:span>:<text:tab/>не объединяет циклы</text:p>
      <text:p text:style-name="Standard">* <text:span text:style-name="T1">gcc</text:span>:<text:tab/>не объединяет циклы</text:p>
      <text:p text:style-name="Standard"/>
      <text:h text:style-name="Heading_20_3" text:outline-level="3">трепание<text:span text:style-name="T1"> </text:span>циклов</text:h>
      <text:p text:style-name="P23"><text:span text:style-name="T7">Трепание</text:span> <text:span text:style-name="T7">циклов</text:span> (<text:span text:style-name="T3">loop spreading</text:span>) представляет собой разновидность шелушения, при котором "содранные" итерации упаковываются в самостоятельный цикл, что бывает полезным, например, при объединении двух циклов с "разнополыми" заголовкам.</text:p>
      <text:p text:style-name="P22">Рассмотрим следующий код:</text:p>
      <text:p text:style-name="P22"/>
      <text:p text:style-name="P6">for(i=0; i&lt;n; i++;)</text:p>
      <text:p text:style-name="P6"><text:tab/>a[i] = a[i] + c;</text:p>
      <text:p text:style-name="P6"><text:soft-page-break/></text:p>
      <text:p text:style-name="P6">for(j=0; j&lt;m; j++;)</text:p>
      <text:p text:style-name="P6"><text:tab/>s[j] = s[j] + s[j+1];</text:p>
      <text:p text:style-name="P1">Листинг <text:sequence text:ref-name="refЛистинг24" text:name="Листинг" text:formula="ooow:Листинг+1" style:num-format="1">25</text:sequence> два цикла с различным количеством итераций (не оптимизированный вариант)</text:p>
      <text:p text:style-name="P23">Если <text:span text:style-name="T1">n</text:span> не равно <text:span text:style-name="T1">m</text:span>, полное объединение циклов <text:span text:style-name="T1">i</text:span> и <text:span text:style-name="T1">j</text:span> уже невозможно, но <text:span text:style-name="T1">min</text:span>(<text:span text:style-name="T1">n</text:span>,<text:span text:style-name="T1">m</text:span>) итераций мы все же можем объединить:</text:p>
      <text:p text:style-name="Standard"/>
      <text:p text:style-name="P6">for(i=0; i&lt;min(n,m); i++;)</text:p>
      <text:p text:style-name="P6">{</text:p>
      <text:p text:style-name="Standard"><text:span text:style-name="T14"><text:tab/>a[i] = a[i] + c;</text:span></text:p>
      <text:p text:style-name="P6"><text:tab/>s[i] = s[i] + s[i+1];</text:p>
      <text:p text:style-name="P6">}</text:p>
      <text:p text:style-name="P6"/>
      <text:p text:style-name="P6">for(i = min(n,m); i&lt;max(n,m); i++;)</text:p>
      <text:p text:style-name="P6"><text:tab/>s[i] = s[i] + s[i+1];</text:p>
      <text:p text:style-name="P1">Листинг <text:sequence text:ref-name="refЛистинг25" text:name="Листинг" text:formula="ooow:Листинг+1" style:num-format="1">26</text:sequence> частичное объединение циклов путем "трепки" (оптимизированный вариант)</text:p>
      <text:p text:style-name="P23">Ни <text:span text:style-name="T1">msvc</text:span>, ни <text:span text:style-name="T1">icl</text:span>, ни <text:span text:style-name="T1">gcc</text:span> способностью к "трепке" циклов не обладают, однако, это умеют делать, например, компиляторы от <text:span text:style-name="T1">Hewlett</text:span>-<text:span text:style-name="T1">Packard</text:span>.</text:p>
      <text:p text:style-name="Standard"/>
      <text:p text:style-name="Standard">* <text:span text:style-name="T1">msvc</text:span>:<text:tab/>не треплет циклы</text:p>
      <text:p text:style-name="Standard">* <text:span text:style-name="T1">icl</text:span>:<text:tab/>не треплет циклы</text:p>
      <text:p text:style-name="Standard">* <text:span text:style-name="T1">gcc</text:span>:<text:tab/>не треплет циклы</text:p>
      <text:p text:style-name="P16"/>
      <text:h text:style-name="Heading_20_3" text:outline-level="3">расщепление<text:span text:style-name="T21"> </text:span>циклов</text:h>
      <text:p text:style-name="P23"><text:span text:style-name="T7">Расщепление</text:span><text:span text:style-name="T3"> </text:span><text:span text:style-name="T7">циклов</text:span><text:span text:style-name="T1"> (</text:span><text:span text:style-name="T3">loop distribution, loop fission, loop splitting…</text:span><text:span text:style-name="T1">) </text:span>прямо<text:span text:style-name="T21"> </text:span>противоположно<text:span text:style-name="T21"> </text:span>их<text:span text:style-name="T21"> </text:span>объединению<text:span text:style-name="T21">. </text:span>К такому трюку прибегают в тех случаях, когда оптимизируемый цикл содержит слишком много данных. Ассоциативность кэш-памяти первого уровня у большинства <text:span text:style-name="T1">x</text:span>86-процессоров равна четырем, реже — восьми, а это значит, что каждая обрабатывая ячейка данных может претендовать лишь на одну из четырех (восьми) возможных кэш-линеек и если они к этому времени уже заняты ячейками остальных потоков, происходит их неизбежное вытеснение из кэша, многократно снижающее производительность.</text:p>
      <text:p text:style-name="P23">Рассмотрим следующий пример:</text:p>
      <text:p text:style-name="Standard"/>
      <text:p text:style-name="P6">for(j = 0; j &lt; n; j++)</text:p>
      <text:p text:style-name="P6">{</text:p>
      <text:p text:style-name="P6"><text:tab/>c[j] = 0;</text:p>
      <text:p text:style-name="P6"><text:tab/>for(i = 0; i&lt;m; i++)</text:p>
      <text:p text:style-name="P6"><text:tab/><text:tab/>a[j][i] = a[j][i] + b[j][i] * c[j];</text:p>
      <text:p text:style-name="P5">}</text:p>
      <text:p text:style-name="P1">Листинг <text:sequence text:ref-name="refЛистинг26" text:name="Листинг" text:formula="ooow:Листинг+1" style:num-format="1">27</text:sequence> не оптимизированный вариант</text:p>
      <text:p text:style-name="P23">Чтобы сократить количество потоков данных, следует вынести выражение (<text:span text:style-name="T1">c</text:span>[<text:span text:style-name="T1">j</text:span>]<text:span text:style-name="T1"> </text:span>=<text:span text:style-name="T1"> </text:span>0) в отдельный цикл, переписав код так:</text:p>
      <text:p text:style-name="Standard"/>
      <text:p text:style-name="P6">for(j = 0; j &lt; n; j++)</text:p>
      <text:p text:style-name="P6"><text:tab/>c[j] = 0;</text:p>
      <text:p text:style-name="P6"/>
      <text:p text:style-name="P6">for(i=0; i&lt;m; i++)</text:p>
      <text:p text:style-name="P6"><text:tab/>for(j = 0; j &lt; n; j++)</text:p>
      <text:p text:style-name="P6"><text:tab/><text:tab/>a[j][i] = a[j][i] + b[j][i] * c[j];</text:p>
      <text:p text:style-name="P1">Листинг<text:span text:style-name="T1"> </text:span><text:sequence text:ref-name="refЛистинг27" text:name="Листинг" text:formula="ooow:Листинг+1" style:num-format="1">28</text:sequence><text:span text:style-name="T1"> </text:span>оптимизированный вариант</text:p>
      <text:p text:style-name="P23">Компилятор <text:span text:style-name="T1">icl</text:span>, кстати говоря, именно так и поступает, снимая это бремя с плеч программиста. Остальные рассматриваемые компиляторы этой способностью, увы, не обладают.</text:p>
      <text:p text:style-name="Standard"/>
      <text:p text:style-name="Standard">* <text:span text:style-name="T1">msvc</text:span>:<text:tab/>не расщепляет циклы</text:p>
      <text:p text:style-name="Standard">* <text:span text:style-name="T1">icl</text:span>:<text:tab/>расщепляет циклы</text:p>
      <text:p text:style-name="Standard">* <text:span text:style-name="T1">gcc</text:span>:<text:tab/>не расщепляет циклы</text:p>
      <text:p text:style-name="Standard"/>
      <text:h text:style-name="Heading_20_3" text:outline-level="3"><text:soft-page-break/>нормализация<text:span text:style-name="T1"> </text:span>циклов</text:h>
      <text:p text:style-name="P23">Нормализованным называется цикл, начинающийся с нуля, и в каждой итерации увеличивающий свое значение на единицу, а приведение произвольного цикла к указанной форме называется его <text:span text:style-name="T7">нормализацией</text:span> (<text:span text:style-name="T3">loop normalization</text:span>). Принято считать, что на большинстве архитектур нормализованный цикл компилируется в более компактный и быстродействующий код, однако, в отношении <text:span text:style-name="T1">x</text:span>86-процессоров это совсем не так и более компактным оказывается цикл, стремящийся к нулю (см. "<text:span text:style-name="T8">стремление циклов к нулю</text:span>"). Тем не менее, нормализация бывает полезной, например, при объединении двух циклов с различными заголовками. Если эти циклы предварительно нормализовать, тогда они будут отличаться друг от друга всего лишь числом итераций, а как объединять циклы с несовпадающим количеством итераций мы уже знаем (см. <text:span text:style-name="T8">"трепание циклов"</text:span>).</text:p>
      <text:p text:style-name="P22">Возьмем произвольный цикл:</text:p>
      <text:p text:style-name="Standard"/>
      <text:p text:style-name="P6">for (i = lower; i &lt; upper; i+=(-incre))</text:p>
      <text:p text:style-name="P5">{</text:p>
      <text:p text:style-name="P5"><text:tab/>// тело цикла</text:p>
      <text:p text:style-name="P5">}</text:p>
      <text:p text:style-name="P1">Листинг<text:span text:style-name="T1"> </text:span><text:sequence text:ref-name="refЛистинг28" text:name="Листинг" text:formula="ooow:Листинг+1" style:num-format="1">29</text:sequence><text:span text:style-name="T1"> </text:span>ненормализованный цикл</text:p>
      <text:p text:style-name="P22">В общем случае, стратегия нормализации выглядит так:</text:p>
      <text:p text:style-name="Standard"/>
      <text:p text:style-name="Standard"><text:span text:style-name="T14">for (NCL = 0; i &lt; (upper - lower + incre)/incre - 1; 1)</text:span></text:p>
      <text:p text:style-name="P6">{</text:p>
      <text:p text:style-name="P6"><text:tab/>i = incre*NLC + lower;</text:p>
      <text:p text:style-name="Standard"><text:span text:style-name="T14"><text:tab/>// </text:span><text:span text:style-name="T13">тело цикла</text:span></text:p>
      <text:p text:style-name="P6">}</text:p>
      <text:p text:style-name="P6">i = <text:s/>incre * _max((upper - lower + incre)/incre, 0) + lower;</text:p>
      <text:p text:style-name="P1">Листинг<text:span text:style-name="T1"> </text:span><text:sequence text:ref-name="refЛистинг29" text:name="Листинг" text:formula="ooow:Листинг+1" style:num-format="1">30</text:sequence><text:span text:style-name="T1"> </text:span>нормализованный цикл</text:p>
      <text:p text:style-name="P23">Легко показать, что нормализация дает выигрыш только на циклах с заранее известным количеством итераций, позволяющих вычислить значение выражения (<text:span text:style-name="T1">upper</text:span> ‑ <text:span text:style-name="T1">lower</text:span> + <text:span text:style-name="T1">incre</text:span>)/<text:span text:style-name="T1">incre</text:span> еще на стадии компиляции.</text:p>
      <text:p text:style-name="P23">Все три рассматриваемых компилятора поддерживают нормализацию циклов (см. раздел <text:span text:style-name="T1">loop normalization</text:span> в документации на <text:span text:style-name="T1">icl</text:span> и описание ключа <text:span text:style-name="T12">–</text:span><text:span text:style-name="T11">fivcanon</text:span><text:span text:style-name="T12"> </text:span>компилятора <text:span text:style-name="T1">gcc</text:span>), но не всегда ею пользуются.</text:p>
      <text:p text:style-name="P23">Рассмотрим следующий пример:</text:p>
      <text:p text:style-name="Standard"/>
      <text:p text:style-name="Standard"><text:span text:style-name="T14">int i, x[0</text:span><text:span text:style-name="T13">х</text:span><text:span text:style-name="T14">10];</text:span></text:p>
      <text:p text:style-name="Standard"><text:span text:style-name="T14">for(i=1; i&lt;0</text:span><text:span text:style-name="T13">х</text:span><text:span text:style-name="T14">10; i++)</text:span></text:p>
      <text:p text:style-name="P6"><text:tab/>x[i]=i-1;</text:p>
      <text:p text:style-name="P1">Листинг<text:span text:style-name="T1"> </text:span><text:sequence text:ref-name="refЛистинг30" text:name="Листинг" text:formula="ooow:Листинг+1" style:num-format="1">31</text:sequence><text:span text:style-name="T1"> </text:span>ненормализованный цикл</text:p>
      <text:p text:style-name="P23">Очевидно, что его можно нормализовать, одним махом избавившись от нескольких "лишних" инструкций (кстати говоря, <text:span text:style-name="T1">XOR reg</text:span>,<text:span text:style-name="T1">reg</text:span> — обнуление регистра <text:span text:style-name="T1">reg</text:span> — намного более компактно, чем <text:span text:style-name="T1">MOV reg</text:span>,<text:span text:style-name="T1"> const</text:span> — инициализация регистра константой):</text:p>
      <text:p text:style-name="Standard"/>
      <text:p text:style-name="P6">int i, x[10]; int *p; p = &amp;x[1];</text:p>
      <text:p text:style-name="P6">for(i=0; i&lt;9; i++)</text:p>
      <text:p text:style-name="Standard"><text:span text:style-name="T13"><text:tab/></text:span><text:span text:style-name="T14">p[i]=i;</text:span></text:p>
      <text:p text:style-name="P1">Листинг <text:sequence text:ref-name="refЛистинг31" text:name="Листинг" text:formula="ooow:Листинг+1" style:num-format="1">32</text:sequence> нормализованный цикл</text:p>
      <text:p text:style-name="P23">Поразительно, но ни один из трех рассматриваемых компиляторов этого не делает, поэтому все они получают незачет. </text:p>
      <text:p text:style-name="Standard"/>
      <text:p text:style-name="Standard">* <text:span text:style-name="T1">msvc</text:span>:<text:tab/>нормализует некоторые циклы</text:p>
      <text:p text:style-name="Standard">* <text:span text:style-name="T1">icl</text:span>:<text:tab/>нормализует некоторые циклы</text:p>
      <text:p text:style-name="Standard">* <text:span text:style-name="T1">gcc</text:span>:<text:tab/>нормализует некоторые циклы</text:p>
      <text:p text:style-name="Standard"/>
      <text:h text:style-name="Heading_20_3" text:outline-level="3">масштабирование циклов</text:h>
      <text:p text:style-name="P23"><text:span text:style-name="T7">Масштабированием</text:span> (<text:span text:style-name="T3">scaling</text:span>) в общем случае называется умножение индекса массива на некоторое, как правило, целочисленное значение, например, <text:span text:style-name="T1">x</text:span> = <text:span text:style-name="T1">a</text:span>[4*<text:span text:style-name="T1">i</text:span>]. Идея <text:soft-page-break/>масштабирования циклов заключается в выносе множителя в индуктивный инкремент счетчика цикла.</text:p>
      <text:p text:style-name="P23">Допустим, исходный цикл выглядел так:</text:p>
      <text:p text:style-name="Standard"/>
      <text:p text:style-name="P4">for(i=0; i &lt; XXL; i++)</text:p>
      <text:p text:style-name="P4"><text:tab/>a[4*i]= b[i];</text:p>
      <text:p text:style-name="P1">Листинг<text:span text:style-name="T1"> </text:span><text:sequence text:ref-name="refЛистинг32" text:name="Листинг" text:formula="ooow:Листинг+1" style:num-format="1">33</text:sequence><text:span text:style-name="T1"> </text:span>исходный цикл (неоптимизированный вариант)</text:p>
      <text:p text:style-name="P22">После масштабирования он приобретает следующий вид:</text:p>
      <text:p text:style-name="Standard"/>
      <text:p text:style-name="Standard"><text:span text:style-name="T11">for(i=0; i &lt; 2*XXL; i+=2)</text:span></text:p>
      <text:p text:style-name="P4"><text:tab/>a[i]= *b++;</text:p>
      <text:p text:style-name="P1">Листинг <text:sequence text:ref-name="refЛистинг33" text:name="Листинг" text:formula="ooow:Листинг+1" style:num-format="1">34</text:sequence> цикл после масштабирования (оптимизированный вариант)</text:p>
      <text:p text:style-name="P23">В времена <text:span text:style-name="T1">XT</text:span>/<text:span text:style-name="T1">AT</text:span> такая оптимизация еще имела смысл, но начиная с 80386, в процессорах появилась аппаратная поддержка масштабирования на 2х, 4х, 8х и с некоторыми ограничениями на 3х, 5х и 9х, поэтому масштабировать такие циклы уже не нужно.</text:p>
      <text:p text:style-name="P23">Масштабирование поддерживают все три рассматриваемых компилятора, но пользуются им довольно неумело, оставляя цикл несмаштабированным даже тогда, когда это ему явно не помешало бы.</text:p>
      <text:p text:style-name="Standard"/>
      <text:p text:style-name="Standard">* <text:span text:style-name="T1">msvc</text:span>:<text:tab/>масштабирует некоторые циклы</text:p>
      <text:p text:style-name="Standard">* <text:span text:style-name="T1">icl</text:span>:<text:tab/>масштабирует некоторые циклы</text:p>
      <text:p text:style-name="Standard">* <text:span text:style-name="T1">icl</text:span>:<text:tab/>масштабирует некоторые циклы</text:p>
      <text:p text:style-name="Standard"/>
      <text:h text:style-name="Heading_20_3" text:outline-level="3">замена циклов с предусловием на циклы с пост-условием</text:h>
      <text:p text:style-name="P23">Циклы с предусловием (<text:span text:style-name="T1">for</text:span>, <text:span text:style-name="T1">while</text:span>) содержат по меньшей мере на одно ветвление больше, чем аналогичные им циклы с постусловием. Как нетрудно сообразить — в конце цикла с предусловием находится безусловный переход, возвращающий управление в начало, а в цикле с постусловием передача управления по "совместительству" еще выполняет и проверку условия.</text:p>
      <text:p text:style-name="P23">Все три рассматриваемых компилятора всегда заменяют циклы с предусловиям на циклы с постусловием, когда это выгодно.</text:p>
      <text:p text:style-name="Standard"/>
      <text:p text:style-name="Standard">* <text:span text:style-name="T1">msvc</text:span>:<text:tab/>заменяет циклы с предусловием на циклы с постусловием</text:p>
      <text:p text:style-name="Standard">* <text:span text:style-name="T1">icl</text:span>:<text:tab/>заменяет циклы с предусловием на циклы с постусловием</text:p>
      <text:p text:style-name="Standard">* <text:span text:style-name="T1">gcc</text:span>:<text:tab/>заменяет циклы с предусловием на циклы с постусловием</text:p>
      <text:p text:style-name="Standard"/>
      <text:h text:style-name="Heading_20_3" text:outline-level="3">стремление циклов к нулю</text:h>
      <text:p text:style-name="P23">На большинстве процессорных архитектур, инструкция декремента (уменьшения регистра на единицу) автоматически взводит специальный флаг при достижении нуля, поэтому, цикл, стремящийся к нулю (<text:span text:style-name="T1">incrementing</text:span> <text:span text:style-name="T1">by</text:span> <text:span text:style-name="T1">zero</text:span>, хотя правильнее было назвать его <text:span text:style-name="T1">decrementing</text:span> <text:span text:style-name="T1">by</text:span> <text:span text:style-name="T1">zero</text:span>) намного выгоден как с точки зрения компактности, так и с точки зрения быстродействия.</text:p>
      <text:p text:style-name="P22">Рассмотрим следующий код:</text:p>
      <text:p text:style-name="Standard"/>
      <text:p text:style-name="P6">for(i=0; i&lt;n; i++) printf("hello!\n");</text:p>
      <text:p text:style-name="P1">Листинг <text:sequence text:ref-name="refЛистинг34" text:name="Листинг" text:formula="ooow:Листинг+1" style:num-format="1">35</text:sequence> не оптимизированный вариант</text:p>
      <text:p text:style-name="P23">Поскольку, никаких обращений к счетчику цикла здесь нет, его можно развернуть в обратном направлении. Это легко. А вот пример посложнее:</text:p>
      <text:p text:style-name="Standard"/>
      <text:p text:style-name="P7">for(i=0;i&lt;n; i++) sum+=a[i];</text:p>
      <text:p text:style-name="P1">Листинг<text:span text:style-name="T1"> </text:span><text:sequence text:ref-name="refЛистинг35" text:name="Листинг" text:formula="ooow:Листинг+1" style:num-format="1">36</text:sequence><text:span text:style-name="T1"> </text:span>не оптимизированный вариант</text:p>
      <text:p text:style-name="P23">В этом случае, за трансформацию цикла приходится расплачиваться усложнением его тела, однако, выигрыш по-прежнему остается на нашей стороне:</text:p>
      <text:p text:style-name="Standard"/>
      <text:p text:style-name="Standard"><text:soft-page-break/><text:span text:style-name="T14">i=n;</text:span><text:span text:style-name="T13"> </text:span><text:span text:style-name="T14">do</text:span></text:p>
      <text:p text:style-name="P6">{</text:p>
      <text:p text:style-name="P6"><text:tab/>sum+=*a;</text:p>
      <text:p text:style-name="P6"><text:tab/>a++;</text:p>
      <text:p text:style-name="Standard"><text:span text:style-name="T13">} </text:span><text:span text:style-name="T14">while</text:span><text:span text:style-name="T13">(--</text:span><text:span text:style-name="T14">i</text:span><text:span text:style-name="T13">);</text:span></text:p>
      <text:p text:style-name="P1">Листинг <text:sequence text:ref-name="refЛистинг36" text:name="Листинг" text:formula="ooow:Листинг+1" style:num-format="1">37</text:sequence> оптимизированный вариант</text:p>
      <text:p text:style-name="P23">Компилятор <text:span text:style-name="T1">msvc</text:span> всегда стремится генерировать циклы, стремящиеся к нулю, <text:span text:style-name="T1">icl</text:span> этого не делает вообще, а <text:span text:style-name="T1">gcc</text:span> прибегает к трансформации циклов только в тех в некоторых, наиболее очевидных случаях. В частности, он избегает трогать циклы, содержащие ссылки на память.</text:p>
      <text:p text:style-name="Standard"/>
      <text:p text:style-name="Standard">* <text:span text:style-name="T1">msvc</text:span>:<text:tab/>всегда стремит циклы к нулю</text:p>
      <text:p text:style-name="Standard">* <text:span text:style-name="T1">icl</text:span>:<text:tab/>никогда не стремит циклы к нулю</text:p>
      <text:p text:style-name="Standard">* <text:span text:style-name="T1">gcc</text:span>:<text:tab/>стремит некоторые циклы к нулю</text:p>
      <text:p text:style-name="Standard"/>
      <text:h text:style-name="Heading_20_3" text:outline-level="3">отказ от <text:span text:style-name="T1">branch</text:span>-<text:span text:style-name="T1">count</text:span>-<text:span text:style-name="T1">reg</text:span></text:h>
      <text:p text:style-name="P23">Многие микропроцессоры имеют специальную команду: уменьши-регистр-на-единицу-и-ветвись-если-нуль (<text:span text:style-name="T1">branch</text:span>-<text:span text:style-name="T1">count</text:span>-<text:span text:style-name="T1">reg</text:span>). На <text:span text:style-name="T1">x</text:span>86-процессорах этим занимается <text:span text:style-name="T1">LOOP</text:span>, часто встречающаяся в ассемблерных вставках начинающих программистов, но практически никогда в коде, сгенерированном компилятором. И вовсе не потому, что компилятор "тупой", а потому, что эта инструкция медленная, хотя и компактная.</text:p>
      <text:p text:style-name="P23">Компиляторы <text:span text:style-name="T1">msvc</text:span> и <text:span text:style-name="T1">icl</text:span> никогда ее не используют, а <text:span text:style-name="T1">gcc</text:span> предоставляет специальный ключ <text:span text:style-name="T12">-</text:span><text:span text:style-name="T11">fbranch</text:span><text:span text:style-name="T12">-</text:span><text:span text:style-name="T11">count</text:span><text:span text:style-name="T12">-</text:span><text:span text:style-name="T11">reg</text:span>, предписывающий выбирать <text:span text:style-name="T1">LOOP</text:span> вместо <text:span text:style-name="T1">DEC reg</text:span>/<text:span text:style-name="T1">JNZ</text:span> <text:span text:style-name="T1">begin</text:span>_<text:span text:style-name="T1">loop</text:span>, правда, до машинного когда она все равно не доживает и уничтожается оптимизатором.</text:p>
      <text:p text:style-name="Standard"/>
      <text:p text:style-name="Standard"><text:span text:style-name="T1">* msvc:<text:tab/></text:span>не<text:span text:style-name="T1"> </text:span>использует<text:span text:style-name="T1"> branch-count-reg</text:span></text:p>
      <text:p text:style-name="Standard"><text:span text:style-name="T1">* icl:<text:tab/></text:span>не<text:span text:style-name="T1"> </text:span>использует<text:span text:style-name="T1"> branch-count-reg</text:span></text:p>
      <text:p text:style-name="Standard"><text:span text:style-name="T1">* gcc:<text:tab/></text:span>не<text:span text:style-name="T1"> </text:span>использует<text:span text:style-name="T1"> branch-count-reg</text:span></text:p>
      <text:p text:style-name="P16"/>
      <text:h text:style-name="Heading_20_3" text:outline-level="3">вынос<text:span text:style-name="T1"> </text:span>инвариантных<text:span text:style-name="T1"> </text:span>ветвлений</text:h>
      <text:p text:style-name="P23">Ветвления, инвариантные по отношению цикла, могут быть вынесены за его пределы, путем расщепления одного цикла на два или более. Размеры кода при этом возрастают, но и производительность увеличивается (конечно, при условии, что цикл влезает в кэш).</text:p>
      <text:p text:style-name="P23">Покажем это на следующем примере:</text:p>
      <text:p text:style-name="Standard"/>
      <text:p text:style-name="P6">for (i = 0; i &lt; n; i++)</text:p>
      <text:p text:style-name="P6">{</text:p>
      <text:p text:style-name="Standard"><text:span text:style-name="T14"><text:tab/>for (j = 0; j &lt; n; j++)</text:span></text:p>
      <text:p text:style-name="P6"><text:tab/>{</text:p>
      <text:p text:style-name="P6"><text:tab/><text:tab/>if (flag &lt; 0x669) a[i][j]=i+j; else a[i][j]=0;</text:p>
      <text:p text:style-name="Standard"><text:span text:style-name="T14"><text:tab/></text:span><text:span text:style-name="T13">}</text:span></text:p>
      <text:p text:style-name="P5">}</text:p>
      <text:p text:style-name="P1">Листинг <text:sequence text:ref-name="refЛистинг37" text:name="Листинг" text:formula="ooow:Листинг+1" style:num-format="1">38</text:sequence> цикл с инвариантным ветвлением (не оптимизированный вариант)</text:p>
      <text:p text:style-name="P23">Поскольку, ветвление <text:span text:style-name="T1">if</text:span> (<text:span text:style-name="T1">n</text:span> &lt; 0<text:span text:style-name="T1">x</text:span>669) инвариантно по отношению к циклу <text:span text:style-name="T1">j</text:span>, мы от него избавляемся:</text:p>
      <text:p text:style-name="Standard"/>
      <text:p text:style-name="P6">if (flag &lt; 0x669)</text:p>
      <text:p text:style-name="P6"><text:tab/>for (i = 0; i &lt; n; i++)</text:p>
      <text:p text:style-name="P6"><text:tab/><text:tab/>for (j = 0; j &lt; n; j++)</text:p>
      <text:p text:style-name="P6"><text:tab/><text:tab/><text:tab/>a[i][j]=i+j;</text:p>
      <text:p text:style-name="P6">else</text:p>
      <text:p text:style-name="P6"><text:tab/>for (i = 0; i &lt; n; i++)</text:p>
      <text:p text:style-name="P6"><text:tab/><text:tab/>for (j = 0; j &lt; n; j++)</text:p>
      <text:p text:style-name="P6"><text:tab/><text:tab/><text:tab/>a[i][j]=0;</text:p>
      <text:p text:style-name="P1">Листинг<text:span text:style-name="T1"> </text:span><text:sequence text:ref-name="refЛистинг38" text:name="Листинг" text:formula="ooow:Листинг+1" style:num-format="1">39</text:sequence><text:span text:style-name="T1"> </text:span>оптимизированный вариант</text:p>
      <text:p text:style-name="P23">На суперкомпьютерных компиляторах такая техника оптимизации используется уже давно и называется <text:span text:style-name="T3">loop</text:span><text:span text:style-name="T7"> </text:span><text:span text:style-name="T3">promotion</text:span>, <text:span text:style-name="T3">loop</text:span><text:span text:style-name="T7"> </text:span><text:span text:style-name="T3">interchange</text:span><text:span text:style-name="T7"> </text:span>или <text:span text:style-name="T3">loop unswitching</text:span>, но на <text:span text:style-name="T1">PC</text:span> она впервые появилась только в последней версии компилятора <text:span text:style-name="T1">gcc</text:span>. Этим заведует ключ <text:span text:style-name="T9">-</text:span><text:span text:style-name="T10">funswitch</text:span><text:span text:style-name="T9">-</text:span><text:soft-page-break/><text:span text:style-name="T10">loops</text:span> (задействовать вынос инвариантных ветвлений), <text:span text:style-name="T11">max</text:span><text:span text:style-name="T12">-</text:span><text:span text:style-name="T11">unswitch</text:span><text:span text:style-name="T12">-</text:span><text:span text:style-name="T11">insns</text:span><text:span text:style-name="T12"> </text:span>(максимальное количество инструкций, которое может иметь "расщепляемый" цикл) и <text:span text:style-name="T11">max</text:span><text:span text:style-name="T12">-</text:span><text:span text:style-name="T11">unswitch</text:span><text:span text:style-name="T12">-</text:span><text:span text:style-name="T11">level</text:span> (максимальное количество инвариантный ветвлений, которые может иметь "расщепляемый цикл").</text:p>
      <text:p text:style-name="P23">Приверженцы остальных компиляторах вынуждены выносить инварианты самостоятельно.</text:p>
      <text:p text:style-name="P22"/>
      <text:p text:style-name="Standard">* <text:span text:style-name="T1">msvc</text:span>:<text:tab/>не выносит инвариантные ветвления</text:p>
      <text:p text:style-name="Standard">* <text:span text:style-name="T1">icl</text:span>:<text:tab/>не выносит инвариантные ветвления</text:p>
      <text:p text:style-name="Standard">* <text:span text:style-name="T1">gcc</text:span>:<text:tab/>выносит инвариантные ветвления, начиная с версии 3.4.3</text:p>
      <text:p text:style-name="Standard"/>
      <text:h text:style-name="Heading_20_3" text:outline-level="3">ротация ветвлений</text:h>
      <text:p text:style-name="P23"><text:span text:style-name="T19">Бесконечные циклы с выходом по </text:span><text:span text:style-name="T4">break</text:span><text:span text:style-name="T19"> могут быть преобразованы в конечные циклы с постусловием. При этом, тело цикла как бы прокручивается, чтобы оператор </text:span><text:span text:style-name="T4">break</text:span><text:span text:style-name="T19"> переместился на место </text:span><text:span text:style-name="T4">while</text:span><text:span text:style-name="T19">(1), а сам </text:span><text:span text:style-name="T4">while</text:span><text:span text:style-name="T19">(1) сомкнулся с оператором </text:span><text:span text:style-name="T4">do</text:span><text:span text:style-name="T19"> и "коллапсировал".</text:span></text:p>
      <text:p text:style-name="P24">Продемонстрируем это на следующем примере:</text:p>
      <text:p text:style-name="P24"/>
      <text:p text:style-name="P8">do</text:p>
      <text:p text:style-name="P8">{</text:p>
      <text:p text:style-name="P8"><text:tab/>printf("1й оператор цикла\n");</text:p>
      <text:p text:style-name="Standard"><text:span text:style-name="T16"><text:tab/></text:span><text:span text:style-name="T16">if (--a&lt;0) break;</text:span></text:p>
      <text:p text:style-name="Standard"><text:span text:style-name="T15"><text:tab/></text:span><text:span text:style-name="T15">printf("2й оператор цикла\n");</text:span></text:p>
      <text:p text:style-name="P8">} while(1);</text:p>
      <text:p text:style-name="P1">Листинг <text:sequence text:ref-name="refЛистинг39" text:name="Листинг" text:formula="ooow:Листинг+1" style:num-format="1">40</text:sequence> неоптимизированный вариант</text:p>
      <text:p text:style-name="P25">После ротации ветвлений наш код будет выглядеть так:</text:p>
      <text:p text:style-name="P24"/>
      <text:p text:style-name="Standard"><text:span text:style-name="T15">// дублируем операторы цикла, расположенные до </text:span><text:span text:style-name="T15">break</text:span></text:p>
      <text:p text:style-name="P8">printf("1й оператор цикла\n");</text:p>
      <text:p text:style-name="Standard"><text:span text:style-name="T15">a</text:span><text:span text:style-name="T15">--;</text:span></text:p>
      <text:p text:style-name="P8"/>
      <text:p text:style-name="P8">// а должен ли вообще выполнятся остаток цикла?</text:p>
      <text:p text:style-name="P8">if (a&gt;=0)</text:p>
      <text:p text:style-name="P8">{</text:p>
      <text:p text:style-name="P8"><text:tab/>a++;</text:p>
      <text:p text:style-name="P8"><text:tab/>do</text:p>
      <text:p text:style-name="P8"><text:tab/>{</text:p>
      <text:p text:style-name="P8"><text:tab/><text:tab/>// после трансформации второй оператор стал первым…</text:p>
      <text:p text:style-name="P8"><text:tab/><text:tab/>printf("2й оператор\n");</text:p>
      <text:p text:style-name="P8"/>
      <text:p text:style-name="P8"><text:tab/><text:tab/>// …а первый оператор — вторым</text:p>
      <text:p text:style-name="Standard"><text:span text:style-name="T15"><text:tab/><text:tab/></text:span><text:span text:style-name="T15">printf</text:span><text:span text:style-name="T15">("1й оператор цикла\</text:span><text:span text:style-name="T15">n</text:span><text:span text:style-name="T15">");</text:span></text:p>
      <text:p text:style-name="Standard"><text:span text:style-name="T15"><text:tab/>} while(</text:span><text:span text:style-name="T16">–-</text:span><text:span text:style-name="T16">a</text:span><text:span text:style-name="T16">&lt;0</text:span><text:span text:style-name="T15">); // сюда попало условие из </text:span><text:span text:style-name="T15">if</text:span><text:span text:style-name="T15"> - </text:span><text:span text:style-name="T15">break</text:span></text:p>
      <text:p text:style-name="P8">}</text:p>
      <text:p text:style-name="P1">Листинг <text:sequence text:ref-name="refЛистинг40" text:name="Листинг" text:formula="ooow:Листинг+1" style:num-format="1">41</text:sequence> оптимизированный вариант</text:p>
      <text:p text:style-name="P23"><text:span text:style-name="T19">Из всех трех рассматриваемых компиляторов удалять лишние ветвления умеет лишь один лишь </text:span><text:span text:style-name="T4">msvc</text:span><text:span text:style-name="T19">.</text:span></text:p>
      <text:p text:style-name="P19"/>
      <text:p text:style-name="Standard">* <text:span text:style-name="T1">msvc</text:span>:<text:tab/>выполняет ротацию ветвлений</text:p>
      <text:p text:style-name="Standard">* <text:span text:style-name="T1">icl</text:span>:<text:tab/>не выполняет ротацию ветвлений</text:p>
      <text:p text:style-name="Standard">* <text:span text:style-name="T1">gcc</text:span>:<text:tab/>не выполняет ротацию ветвлений</text:p>
      <text:p text:style-name="Standard"/>
      <text:h text:style-name="Heading_20_3" text:outline-level="3">упорядочивание<text:span text:style-name="T1"> </text:span>обращений<text:span text:style-name="T1"> </text:span>к<text:span text:style-name="T1"> </text:span>памяти</text:h>
      <text:p text:style-name="P23">При обращении к одной-единственной ячейки памяти, в кэш первого уровня загружается целая строка, длина которой в зависимости от типа процессора варьируется от 32 до 128 или даже 256 байт, поэтому большие массивы выгоднее всего обрабатывать по строкам, а не по столбцам. К сожалению, многие программисты об этом забывают и отдуваться приходится компилятору:</text:p>
      <text:p text:style-name="P22"/>
      <text:p text:style-name="P6">for(j=0;j&lt;m;j++)</text:p>
      <text:p text:style-name="Standard"><text:span text:style-name="T14"><text:tab/>for(i=0;i&lt;n;i++)</text:span></text:p>
      <text:p text:style-name="P6"><text:soft-page-break/><text:tab/><text:tab/>a[i][j] = b[i][j] + c[i][j];</text:p>
      <text:p text:style-name="P1">Листинг <text:sequence text:ref-name="refЛистинг41" text:name="Листинг" text:formula="ooow:Листинг+1" style:num-format="1">42</text:sequence> обработка массивов по столбцам (не оптимизированный вариант)</text:p>
      <text:p text:style-name="P23">Здесь три массива обрабатываются по столбцам, что крайне непроизводительно и для достижения наивысшей эффективности циклы <text:span text:style-name="T1">i</text:span> и <text:span text:style-name="T1">j</text:span> следует поменять местами. Устоявшегося названия у данной методики оптимизации нет и в каждом источнике она называется по-разному: <text:span text:style-name="T3">loop</text:span><text:span text:style-name="T7"> </text:span><text:span text:style-name="T3">permutation</text:span><text:span text:style-name="T7">/</text:span><text:span text:style-name="T3">interchange</text:span><text:span text:style-name="T7">/</text:span><text:span text:style-name="T3">reversing</text:span><text:span text:style-name="T7">,</text:span> <text:span text:style-name="T3">rearranging</text:span><text:span text:style-name="T7"> </text:span><text:span text:style-name="T3">array</text:span><text:span text:style-name="T7"> </text:span><text:span text:style-name="T3">dimensions</text:span><text:span text:style-name="T7"> </text:span>и т.д. Как бы там ни было, результирующий код выглядит так:</text:p>
      <text:p text:style-name="Standard"/>
      <text:p text:style-name="P6">for(i=0;i&lt;n;i++)</text:p>
      <text:p text:style-name="P6"><text:tab/>for(j=0;j&lt;m;j++)</text:p>
      <text:p text:style-name="P6"><text:tab/><text:tab/>a[i][j] = b[i][j] + c[i][j];</text:p>
      <text:p text:style-name="P1">Листинг <text:sequence text:ref-name="refЛистинг42" text:name="Листинг" text:formula="ooow:Листинг+1" style:num-format="1">43</text:sequence><text:span text:style-name="T1"> </text:span>обработка массивов по столбцам (оптимизированный вариант)</text:p>
      <text:p text:style-name="P23">Все три рассматриваемых компилятора поддерживают данную стратегию оптимизации, однако их интеллектуальные способности очень ограничены и со следующим примером не справился ни один.</text:p>
      <text:p text:style-name="Standard"/>
      <text:p text:style-name="P6">for (i=0; i&lt;n; i++)</text:p>
      <text:p text:style-name="P6"><text:tab/>for (j=0; j&lt;n; j++)</text:p>
      <text:p text:style-name="P6"><text:tab/><text:tab/>for (k=0; k&lt;n; k++)</text:p>
      <text:p text:style-name="P6"><text:tab/><text:tab/><text:tab/>a[j][i] = a[j][i] + b[k][i] * c[j][k];</text:p>
      <text:p text:style-name="P1">Листинг <text:sequence text:ref-name="refЛистинг43" text:name="Листинг" text:formula="ooow:Листинг+1" style:num-format="1">44</text:sequence> сложный случай обработки данных по столбцам</text:p>
      <text:p text:style-name="P23">А вот компиляторы от <text:span text:style-name="T1">Hewlett</text:span>-<text:span text:style-name="T1">Packard</text:span> оптимизируют этот цикл так (хвост цикла для упрощения понимания не показан):</text:p>
      <text:p text:style-name="Standard"/>
      <text:p text:style-name="P6">for(i=0; i&lt;n; i+=4)</text:p>
      <text:p text:style-name="P6">{</text:p>
      <text:p text:style-name="P6"><text:tab/>for (j=0; j&lt;n; j++)</text:p>
      <text:p text:style-name="P6"><text:tab/>{</text:p>
      <text:p text:style-name="P6"><text:tab/><text:tab/>for (k=0; k&lt;n; k++)</text:p>
      <text:p text:style-name="P6"><text:tab/><text:tab/>{</text:p>
      <text:p text:style-name="Standard"><text:span text:style-name="T14"><text:tab/><text:tab/><text:tab/>a[j][i] = a[j][i] + b[k][i] * c[j][k];</text:span></text:p>
      <text:p text:style-name="P6"><text:tab/><text:tab/><text:tab/>a[j][i+1] = a[j][i+1] + b[k][i+1] * c[j][k];</text:p>
      <text:p text:style-name="P6"><text:tab/><text:tab/><text:tab/>a[j][i+2] = a[j][i+2] + b[k][i+2] * c[j][k];</text:p>
      <text:p text:style-name="P6"><text:tab/><text:tab/><text:tab/>a[j][i+3] = a[j][i+3] + b[k][i+3] * c[j][k];</text:p>
      <text:p text:style-name="Standard"><text:span text:style-name="T14"><text:tab/><text:tab/></text:span><text:span text:style-name="T13">}</text:span></text:p>
      <text:p text:style-name="P5"><text:tab/>}</text:p>
      <text:p text:style-name="P5">}</text:p>
      <text:p text:style-name="P1">Листинг <text:sequence text:ref-name="refЛистинг44" text:name="Листинг" text:formula="ooow:Листинг+1" style:num-format="1">45</text:sequence> оптимизированный вариант с разворотом на 4 итерации (обратите внимание, какой цикл был развернут!)</text:p>
      <text:p text:style-name="P23">Оптимизатор скомбинировал сразу три методики: разворот, объединение и переупорядочивание циклов, благодаря чему скорость выполнения значительно возросла. К сожалению, еще долгое время <text:span text:style-name="T1">PC</text:span>-программистам придется оптимизировать свои программы самостоятельно, хотя стремительное совершенствование <text:span text:style-name="T1">gcc</text:span> дает робкую надежду на изменение ситуации.</text:p>
      <text:p text:style-name="Standard"/>
      <text:p text:style-name="Standard">* <text:span text:style-name="T1">msvc</text:span>:<text:tab/>частично упорядочивает обращения к памяти</text:p>
      <text:p text:style-name="Standard">* <text:span text:style-name="T1">icl</text:span>:<text:tab/>частично упорядочивает обращения к памяти</text:p>
      <text:p text:style-name="Standard">* <text:span text:style-name="T1">gcc</text:span>:<text:tab/>частично упорядочивает обращения к памяти</text:p>
      <text:p text:style-name="Standard"/>
      <text:h text:style-name="Heading_20_2" text:outline-level="2">свободная таблица качества оптимизации</text:h>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20">компилятор</text:p>
            <text:p text:style-name="P18">действие</text:p>
          </table:table-cell>
          <table:table-cell table:style-name="Table1.B1" office:value-type="string">
            <text:p text:style-name="P14">Microsoft Visual C++ 6</text:p>
          </table:table-cell>
          <table:table-cell table:style-name="Table1.B1" office:value-type="string">
            <text:p text:style-name="P14">Intel C++ 8.0</text:p>
          </table:table-cell>
          <table:table-cell table:style-name="Table1.D1" office:value-type="string">
            <text:p text:style-name="P14">GCC 3.3.4</text:p>
          </table:table-cell>
        </table:table-row>
        <table:table-row table:style-name="Table1.1">
          <table:table-cell table:style-name="Table1.A1" office:value-type="string">
            <text:p text:style-name="P12">выравнивание циклов</text:p>
          </table:table-cell>
          <table:table-cell table:style-name="Table1.A1" office:value-type="string">
            <text:p text:style-name="P13">не выравнивает</text:p>
          </table:table-cell>
          <table:table-cell table:style-name="Table1.A1" office:value-type="string">
            <text:p text:style-name="P13">не выравнивает</text:p>
          </table:table-cell>
          <table:table-cell table:style-name="Table1.D2" office:value-type="string">
            <text:p text:style-name="P13">выравнивает по границе степени двойки</text:p>
          </table:table-cell>
        </table:table-row>
        <table:table-row table:style-name="Table1.1">
          <table:table-cell table:style-name="Table1.A1" office:value-type="string">
            <text:p text:style-name="P12">разворот циклов</text:p>
          </table:table-cell>
          <table:table-cell table:style-name="Table1.A1" office:value-type="string">
            <text:p text:style-name="P13">не разворачивает</text:p>
          </table:table-cell>
          <table:table-cell table:style-name="Table1.A1" office:value-type="string">
            <text:p text:style-name="P13">разворачивает циклы без ветвлений с переменным и постоянным кол-вом итераций</text:p>
          </table:table-cell>
          <table:table-cell table:style-name="Table1.D2" office:value-type="string">
            <text:p text:style-name="P13">разворачивает циклы с постоянным кол-вом итераций</text:p>
          </table:table-cell>
        </table:table-row>
        <table:table-row table:style-name="Table1.1">
          <table:table-cell table:style-name="Table1.A1" office:value-type="string">
            <text:p text:style-name="P12">шелушение циклов</text:p>
          </table:table-cell>
          <table:table-cell table:style-name="Table1.A1" office:value-type="string">
            <text:p text:style-name="P13">не шелушит</text:p>
          </table:table-cell>
          <table:table-cell table:style-name="Table1.A1" office:value-type="string">
            <text:p text:style-name="P13">шелушит</text:p>
          </table:table-cell>
          <table:table-cell table:style-name="Table1.D2" office:value-type="string">
            <text:p text:style-name="P13">шелушит</text:p>
          </table:table-cell>
        </table:table-row>
        <text:soft-page-break/>
        <table:table-row table:style-name="Table1.1">
          <table:table-cell table:style-name="Table1.A1" office:value-type="string">
            <text:p text:style-name="P12">векторизация циклов</text:p>
          </table:table-cell>
          <table:table-cell table:style-name="Table1.A1" office:value-type="string">
            <text:p text:style-name="P13">не векторизует</text:p>
          </table:table-cell>
          <table:table-cell table:style-name="Table1.A1" office:value-type="string">
            <text:p text:style-name="P13">векторизует</text:p>
          </table:table-cell>
          <table:table-cell table:style-name="Table1.D2" office:value-type="string">
            <text:p text:style-name="P13">векторизует начиная с версии 3.4.3</text:p>
          </table:table-cell>
        </table:table-row>
        <table:table-row table:style-name="Table1.1">
          <table:table-cell table:style-name="Table1.A1" office:value-type="string">
            <text:p text:style-name="P10">авто-параллелизм</text:p>
          </table:table-cell>
          <table:table-cell table:style-name="Table1.A1" office:value-type="string">
            <text:p text:style-name="P13">не поддерживает</text:p>
          </table:table-cell>
          <table:table-cell table:style-name="Table1.A1" office:value-type="string">
            <text:p text:style-name="P13">поддерживает</text:p>
          </table:table-cell>
          <table:table-cell table:style-name="Table1.D2" office:value-type="string">
            <text:p text:style-name="P13">не поддерживает</text:p>
          </table:table-cell>
        </table:table-row>
        <table:table-row table:style-name="Table1.1">
          <table:table-cell table:style-name="Table1.A1" office:value-type="string">
            <text:p text:style-name="P10">программная конвейеризация</text:p>
          </table:table-cell>
          <table:table-cell table:style-name="Table1.A1" office:value-type="string">
            <text:p text:style-name="P13">не поддерживает</text:p>
          </table:table-cell>
          <table:table-cell table:style-name="Table1.A1" office:value-type="string">
            <text:p text:style-name="P13">не поддерживает</text:p>
          </table:table-cell>
          <table:table-cell table:style-name="Table1.D2" office:value-type="string">
            <text:p text:style-name="P13">частично поддерживает</text:p>
          </table:table-cell>
        </table:table-row>
        <table:table-row table:style-name="Table1.1">
          <table:table-cell table:style-name="Table1.A1" office:value-type="string">
            <text:p text:style-name="P10">предвычисление индуктивных циклов</text:p>
          </table:table-cell>
          <table:table-cell table:style-name="Table1.A1" office:value-type="string">
            <text:p text:style-name="P13">предвычисляет простые циклы</text:p>
          </table:table-cell>
          <table:table-cell table:style-name="Table1.A1" office:value-type="string">
            <text:p text:style-name="P13">не предвычисляет</text:p>
          </table:table-cell>
          <table:table-cell table:style-name="Table1.D2" office:value-type="string">
            <text:p text:style-name="P13">не предвычисляет</text:p>
          </table:table-cell>
        </table:table-row>
        <table:table-row table:style-name="Table1.1">
          <table:table-cell table:style-name="Table1.A1" office:value-type="string">
            <text:p text:style-name="P10">разбивка длинных цепочек зависимостей</text:p>
          </table:table-cell>
          <table:table-cell table:style-name="Table1.A1" office:value-type="string">
            <text:p text:style-name="P13">не разбивает</text:p>
          </table:table-cell>
          <table:table-cell table:style-name="Table1.A1" office:value-type="string">
            <text:p text:style-name="P13">не разбивает</text:p>
          </table:table-cell>
          <table:table-cell table:style-name="Table1.D2" office:value-type="string">
            <text:p text:style-name="P13">разбивает, начиная с версии 4.0.0</text:p>
          </table:table-cell>
        </table:table-row>
        <table:table-row table:style-name="Table1.1">
          <table:table-cell table:style-name="Table1.A1" office:value-type="string">
            <text:p text:style-name="P10">устранение хвостовой рекурсии</text:p>
          </table:table-cell>
          <table:table-cell table:style-name="Table1.A1" office:value-type="string">
            <text:p text:style-name="P13">устраняет</text:p>
          </table:table-cell>
          <table:table-cell table:style-name="Table1.A1" office:value-type="string">
            <text:p text:style-name="P13">не устраняет</text:p>
          </table:table-cell>
          <table:table-cell table:style-name="Table1.D2" office:value-type="string">
            <text:p text:style-name="P13">устраняет</text:p>
          </table:table-cell>
        </table:table-row>
        <table:table-row table:style-name="Table1.1">
          <table:table-cell table:style-name="Table1.A1" office:value-type="string">
            <text:p text:style-name="P10">объединение циклов</text:p>
          </table:table-cell>
          <table:table-cell table:style-name="Table1.A1" office:value-type="string">
            <text:p text:style-name="P13">не объединяет</text:p>
          </table:table-cell>
          <table:table-cell table:style-name="Table1.A1" office:value-type="string">
            <text:p text:style-name="P13">не объединяет</text:p>
          </table:table-cell>
          <table:table-cell table:style-name="Table1.D2" office:value-type="string">
            <text:p text:style-name="P13">не объединяет</text:p>
          </table:table-cell>
        </table:table-row>
        <table:table-row table:style-name="Table1.1">
          <table:table-cell table:style-name="Table1.A1" office:value-type="string">
            <text:p text:style-name="P10">трепание циклов</text:p>
          </table:table-cell>
          <table:table-cell table:style-name="Table1.A1" office:value-type="string">
            <text:p text:style-name="P13">не поддерживает</text:p>
          </table:table-cell>
          <table:table-cell table:style-name="Table1.A1" office:value-type="string">
            <text:p text:style-name="P13">не поддерживает</text:p>
          </table:table-cell>
          <table:table-cell table:style-name="Table1.D2" office:value-type="string">
            <text:p text:style-name="P13">не поддерживает</text:p>
          </table:table-cell>
        </table:table-row>
        <table:table-row table:style-name="Table1.1">
          <table:table-cell table:style-name="Table1.A1" office:value-type="string">
            <text:p text:style-name="P10">расщепление циклов</text:p>
          </table:table-cell>
          <table:table-cell table:style-name="Table1.A1" office:value-type="string">
            <text:p text:style-name="P13">не расщепляет</text:p>
          </table:table-cell>
          <table:table-cell table:style-name="Table1.A1" office:value-type="string">
            <text:p text:style-name="P13">расщепляет</text:p>
          </table:table-cell>
          <table:table-cell table:style-name="Table1.D2" office:value-type="string">
            <text:p text:style-name="P13">не расщепляет</text:p>
          </table:table-cell>
        </table:table-row>
        <table:table-row table:style-name="Table1.1">
          <table:table-cell table:style-name="Table1.A1" office:value-type="string">
            <text:p text:style-name="P10">нормализация циклов</text:p>
          </table:table-cell>
          <table:table-cell table:style-name="Table1.A1" office:value-type="string">
            <text:p text:style-name="P13">нормализует некоторые циклы</text:p>
          </table:table-cell>
          <table:table-cell table:style-name="Table1.A1" office:value-type="string">
            <text:p text:style-name="P13">нормализует некоторые циклы</text:p>
          </table:table-cell>
          <table:table-cell table:style-name="Table1.D2" office:value-type="string">
            <text:p text:style-name="P13">нормализует некоторые циклы</text:p>
          </table:table-cell>
        </table:table-row>
        <table:table-row table:style-name="Table1.1">
          <table:table-cell table:style-name="Table1.A1" office:value-type="string">
            <text:p text:style-name="P10">масштабирование циклов</text:p>
          </table:table-cell>
          <table:table-cell table:style-name="Table1.A1" office:value-type="string">
            <text:p text:style-name="P13">масштабирует некоторые циклы</text:p>
          </table:table-cell>
          <table:table-cell table:style-name="Table1.A1" office:value-type="string">
            <text:p text:style-name="P13">масштабирует некоторые циклы</text:p>
          </table:table-cell>
          <table:table-cell table:style-name="Table1.D2" office:value-type="string">
            <text:p text:style-name="P13">масштабирует некоторые циклы</text:p>
          </table:table-cell>
        </table:table-row>
        <table:table-row table:style-name="Table1.1">
          <table:table-cell table:style-name="Table1.A1" office:value-type="string">
            <text:p text:style-name="P10">замена циклов с предусловием на циклы с постусловием</text:p>
          </table:table-cell>
          <table:table-cell table:style-name="Table1.A1" office:value-type="string">
            <text:p text:style-name="P13">заменяет</text:p>
          </table:table-cell>
          <table:table-cell table:style-name="Table1.A1" office:value-type="string">
            <text:p text:style-name="P13">заменяет</text:p>
          </table:table-cell>
          <table:table-cell table:style-name="Table1.D2" office:value-type="string">
            <text:p text:style-name="P13">заменяет</text:p>
          </table:table-cell>
        </table:table-row>
        <table:table-row table:style-name="Table1.1">
          <table:table-cell table:style-name="Table1.A1" office:value-type="string">
            <text:p text:style-name="P10">стремление циклов к нулю</text:p>
          </table:table-cell>
          <table:table-cell table:style-name="Table1.A1" office:value-type="string">
            <text:p text:style-name="P13">всегда стремит циклы к нулю</text:p>
          </table:table-cell>
          <table:table-cell table:style-name="Table1.A1" office:value-type="string">
            <text:p text:style-name="P13">никогда не стремит циклы к нулю</text:p>
          </table:table-cell>
          <table:table-cell table:style-name="Table1.D2" office:value-type="string">
            <text:p text:style-name="P13">стремит некоторые циклы к нулю</text:p>
          </table:table-cell>
        </table:table-row>
        <table:table-row table:style-name="Table1.1">
          <table:table-cell table:style-name="Table1.A1" office:value-type="string">
            <text:p text:style-name="P15">branch-count-reg</text:p>
          </table:table-cell>
          <table:table-cell table:style-name="Table1.A1" office:value-type="string">
            <text:p text:style-name="P13">не использует</text:p>
          </table:table-cell>
          <table:table-cell table:style-name="Table1.A1" office:value-type="string">
            <text:p text:style-name="P13">не использует</text:p>
          </table:table-cell>
          <table:table-cell table:style-name="Table1.D2" office:value-type="string">
            <text:p text:style-name="P13">не использует</text:p>
          </table:table-cell>
        </table:table-row>
        <table:table-row table:style-name="Table1.1">
          <table:table-cell table:style-name="Table1.A1" office:value-type="string">
            <text:p text:style-name="P10">вынос инвариантных ветвлений</text:p>
          </table:table-cell>
          <table:table-cell table:style-name="Table1.A1" office:value-type="string">
            <text:p text:style-name="P13">не выносит</text:p>
          </table:table-cell>
          <table:table-cell table:style-name="Table1.A1" office:value-type="string">
            <text:p text:style-name="P13">не выносит</text:p>
          </table:table-cell>
          <table:table-cell table:style-name="Table1.D2" office:value-type="string">
            <text:p text:style-name="P13">выносит, начиная с версии 3.4.3</text:p>
          </table:table-cell>
        </table:table-row>
        <table:table-row table:style-name="Table1.1">
          <table:table-cell table:style-name="Table1.A1" office:value-type="string">
            <text:p text:style-name="P10">ротация ветвлений</text:p>
          </table:table-cell>
          <table:table-cell table:style-name="Table1.A1" office:value-type="string">
            <text:p text:style-name="P13">выполняет</text:p>
          </table:table-cell>
          <table:table-cell table:style-name="Table1.A1" office:value-type="string">
            <text:p text:style-name="P13">не выполняет</text:p>
          </table:table-cell>
          <table:table-cell table:style-name="Table1.D2" office:value-type="string">
            <text:p text:style-name="P13">не выполняет</text:p>
          </table:table-cell>
        </table:table-row>
        <table:table-row table:style-name="Table1.1">
          <table:table-cell table:style-name="Table1.A1" office:value-type="string">
            <text:p text:style-name="P10">упорядочивание обращение к памяти</text:p>
          </table:table-cell>
          <table:table-cell table:style-name="Table1.A1" office:value-type="string">
            <text:p text:style-name="P11">частично упорядочивает обращения к памяти</text:p>
          </table:table-cell>
          <table:table-cell table:style-name="Table1.A1" office:value-type="string">
            <text:p text:style-name="P11">частично упорядочивает обращения к памяти</text:p>
          </table:table-cell>
          <table:table-cell table:style-name="Table1.D2" office:value-type="string">
            <text:p text:style-name="P11">частично упорядочивает обращения к памяти</text:p>
          </table:table-cell>
        </table:table-row>
      </table:table>
      <text:h text:style-name="Heading_20_2" text:outline-level="2">заключение</text:h>
      <text:p text:style-name="P23">Прогресс не стоит на месте и со времени появления <text:span text:style-name="T1">msvc</text:span> компиляторы сделали большой шаг вперед. Особенно порадовал <text:span text:style-name="T1">gcc </text:span>4.0.0 с его новым оптимизатором циклов, который намного превосходит <text:span text:style-name="T1">icl</text:span> и <text:span text:style-name="T1">msvc</text:span> всех вместе взятых. Тем не менее, до совершенства ему еще далеко. Некоторые техники, присутствующие еще в <text:span text:style-name="T1">msvc</text:span>, в нем не реализованы (например, ротация ветвлений), не говоря уже про "серьезные" компиляторы от <text:span text:style-name="T1">Hewlett</text:span>-<text:span text:style-name="T1">Packard</text:span>. Так что на компилятор надейся, а сам не плоша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Список_20_2" style:display-name="Список 2" style:family="paragraph" style:parent-style-name="Standard">
      <style:paragraph-properties fo:margin-left="0.3929in" fo:margin-right="0in" fo:text-indent="-0.1965in" style:auto-text-indent="false"/>
    </style:style>
    <style:style style:name="Маркированный_20_список" style:display-name="Маркированный список" style:family="paragraph" style:parent-style-name="Standard" style:list-style-name="WW8Num10"/>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Автор" style:family="paragraph" style:parent-style-name="Text_20_body"/>
    <style:style style:name="Обычный_20_отступ" style:display-name="Обычный отступ" style:family="paragraph" style:parent-style-name="Standard">
      <style:paragraph-properties fo:margin-left="0.4917in" fo:margin-right="0in" fo:text-indent="0in" style:auto-text-indent="false"/>
    </style:style>
    <style:style style:name="Краткий_20_обратный_20_адрес" style:display-name="Краткий обратный адрес" style:family="paragraph" style:parent-style-name="Standard"/>
    <style:style style:name="Signature" style:family="paragraph" style:parent-style-name="Standard" style:class="text">
      <style:paragraph-properties fo:margin-left="2.9528in" fo:margin-right="0in" fo:text-indent="0in" style:auto-text-indent="false"/>
    </style:style>
    <style:style style:name="Строка_20_PP" style:display-name="Строка PP" style:family="paragraph" style:parent-style-name="Signature"/>
    <style:style style:name="Адресат"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4-06T13:31:00</dc:date>
    <meta:editing-cycles>640</meta:editing-cycles>
    <meta:editing-duration>P2DT3H59M</meta:editing-duration>
    <meta:document-statistic meta:table-count="1" meta:image-count="0" meta:object-count="0" meta:page-count="15" meta:paragraph-count="544" meta:word-count="4794" meta:character-count="33786" meta:non-whitespace-character-count="29359"/>
    <meta:generator>LibreOffice/5.2.3.3$Linux_X86_64 LibreOffice_project/20m0$Build-3</meta:generator>
  </office:meta>
</office:document-meta>
</file>